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tent.xml" manifest:media-type="text/xml"/>
  <manifest:file-entry manifest:full-path="Pictures/TablePreview2.svm" manifest:media-type=""/>
  <manifest:file-entry manifest:full-path="Pictures/100002010000028D000000CCAA1529A7.png" manifest:media-type="image/png"/>
  <manifest:file-entry manifest:full-path="Pictures/100002010000016D000000CBF8429D8CCD00C5BE.png" manifest:media-type="image/png"/>
  <manifest:file-entry manifest:full-path="Pictures/10000201000003C00000022297ADF94F993A9D8B.png" manifest:media-type="image/png"/>
  <manifest:file-entry manifest:full-path="Pictures/1000000000000390000002A023C1E65BBC2FDA58.png" manifest:media-type="image/png"/>
  <manifest:file-entry manifest:full-path="Pictures/10002E2C000025AF000014F87C35248CC841EF6F.svg" manifest:media-type="image/svg+xml"/>
  <manifest:file-entry manifest:full-path="Pictures/100002010000027200000211F2DC051C.png" manifest:media-type="image/png"/>
  <manifest:file-entry manifest:full-path="Pictures/10000000000003900000001EACD250F8BC4061E4.png" manifest:media-type="image/png"/>
  <manifest:file-entry manifest:full-path="Pictures/1000160A00002832000012B43472975093088BA3.svg" manifest:media-type="image/svg+xml"/>
  <manifest:file-entry manifest:full-path="Pictures/100002010000016D000000AA7A40AB1673A87414.png" manifest:media-type="image/png"/>
  <manifest:file-entry manifest:full-path="Pictures/100002010000012C0000008CEDDE6CCD163C8CF8.png" manifest:media-type="image/png"/>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2" svg:font-family="ARial" style:font-family-generic="swiss"/>
    <style:font-face style:name="ARial1" svg:font-family="ARial" style:font-adornments="Regular" style:font-family-generic="swiss"/>
    <style:font-face style:name="Arial6" svg:font-family="Arial" style:font-family-generic="swiss"/>
    <style:font-face style:name="Arial12" svg:font-family="Arial" style:font-adornments="Regular" style:font-family-generic="swiss"/>
    <style:font-face style:name="Lucida Sans Unicode1" svg:font-family="'Lucida Sans Unicode'" style:font-family-generic="swiss"/>
    <style:font-face style:name="Courier 10 Pitch2" svg:font-family="'Courier 10 Pitch'" style:font-pitch="fixed"/>
    <style:font-face style:name="Courier 10 Pitch1" svg:font-family="'Courier 10 Pitch'" style:font-adornments="Regular" style:font-pitch="fixed"/>
    <style:font-face style:name="DejaVu Sans Mono2" svg:font-family="'DejaVu Sans Mono'" style:font-family-generic="modern" style:font-pitch="fixed"/>
    <style:font-face style:name="DejaVu Sans Mono4" svg:font-family="'DejaVu Sans Mono'" style:font-adornments="Bold" style:font-family-generic="modern" style:font-pitch="fixed"/>
    <style:font-face style:name="DejaVu Sans Mono1" svg:font-family="'DejaVu Sans Mono'" style:font-adornments="Regular" style:font-family-generic="modern" style:font-pitch="fixed"/>
    <style:font-face style:name="Arial7" svg:font-family="Arial" style:font-adornments="Regular" style:font-pitch="variable"/>
    <style:font-face style:name="Courier 10 Pitch" svg:font-family="'Courier 10 Pitch'" style:font-adornments="Regular" style:font-pitch="variable"/>
    <style:font-face style:name="Arial13" svg:font-family="Arial" style:font-family-generic="modern" style:font-pitch="variable"/>
    <style:font-face style:name="Arial11" svg:font-family="Arial" style:font-adornments="Bold" style:font-family-generic="modern" style:font-pitch="variable"/>
    <style:font-face style:name="Arial10" svg:font-family="Arial" style:font-adornments="Regular" style:font-family-generic="modern" style:font-pitch="variable"/>
    <style:font-face style:name="DejaVu Sans Mono5" svg:font-family="'DejaVu Sans Mono'" style:font-family-generic="modern" style:font-pitch="variable"/>
    <style:font-face style:name="DejaVu Sans Mono3" svg:font-family="'DejaVu Sans Mono'" style:font-adornments="Bold" style:font-family-generic="modern" style:font-pitch="variable"/>
    <style:font-face style:name="DejaVu Sans Mono" svg:font-family="'DejaVu Sans Mono'" style:font-adornments="Regular" style:font-family-generic="modern" style:font-pitch="variable"/>
    <style:font-face style:name="Thorndale AMT2" svg:font-family="'Thorndale AMT'"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adornments="Regular" style:font-family-generic="swiss"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713cm" fo:min-width="19.238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713cm" fo:min-width="16.389cm"/>
    </style:style>
    <style:style style:name="gr5" style:family="graphic" style:parent-style-name="standard">
      <style:graphic-properties draw:stroke="none" draw:fill="none" fo:min-height="0.713cm" fo:min-width="18.578cm"/>
    </style:style>
    <style:style style:name="gr6" style:family="graphic" style:parent-style-name="standard">
      <style:graphic-properties draw:stroke="none" draw:fill="none" fo:min-height="0.713cm" fo:min-width="18.61cm"/>
    </style:style>
    <style:style style:name="gr7" style:family="graphic" style:parent-style-name="standard">
      <style:graphic-properties draw:stroke="none" draw:fill="none" fo:min-height="0.713cm" fo:min-width="18.887cm"/>
    </style:style>
    <style:style style:name="gr8" style:family="graphic" style:parent-style-name="standard">
      <style:graphic-properties draw:stroke="none" draw:fill="none" fo:min-height="0.713cm" fo:min-width="16.796cm"/>
    </style:style>
    <style:style style:name="gr9" style:family="graphic" style:parent-style-name="standard">
      <style:graphic-properties draw:stroke="none" draw:fill="none" fo:min-height="0.713cm" fo:min-width="20.143cm"/>
    </style:style>
    <style:style style:name="gr10" style:family="graphic" style:parent-style-name="standard">
      <style:graphic-properties draw:stroke="none" draw:fill="none" fo:min-height="0.713cm" fo:min-width="16.745cm"/>
    </style:style>
    <style:style style:name="gr11" style:family="graphic" style:parent-style-name="standard">
      <style:graphic-properties draw:stroke="none" draw:fill="none" fo:min-height="0.713cm" fo:min-width="22.427cm"/>
    </style:style>
    <style:style style:name="gr12" style:family="graphic" style:parent-style-name="standard">
      <style:graphic-properties draw:stroke="none" draw:fill="none" fo:min-height="0.713cm" fo:min-width="18.392cm"/>
    </style:style>
    <style:style style:name="gr13" style:family="graphic" style:parent-style-name="standard">
      <style:graphic-properties draw:stroke="none" draw:fill="none" fo:min-height="0.937cm" fo:min-width="18.337cm"/>
    </style:style>
    <style:style style:name="gr14" style:family="graphic" style:parent-style-name="standard">
      <style:graphic-properties draw:stroke="none" draw:fill="none" draw:fill-color="#ffffff" draw:auto-grow-width="true" fo:min-height="0.628cm" fo:min-width="18.341cm"/>
    </style:style>
    <style:style style:name="gr15" style:family="graphic" style:parent-style-name="standard">
      <style:graphic-properties draw:stroke="none" draw:fill="none" fo:min-height="0.713cm" fo:min-width="17.981cm"/>
    </style:style>
    <style:style style:name="gr16" style:family="graphic" style:parent-style-name="standard">
      <style:graphic-properties draw:stroke="none" draw:fill="none" fo:min-height="0.713cm" fo:min-width="18.341cm"/>
    </style:style>
    <style:style style:name="gr17" style:family="graphic" style:parent-style-name="standard">
      <style:graphic-properties draw:stroke="none" draw:fill="none" fo:min-height="0.713cm" fo:min-width="19.175cm"/>
    </style:style>
    <style:style style:name="gr18" style:family="graphic" style:parent-style-name="standard">
      <style:graphic-properties draw:stroke="none" draw:fill="none" fo:min-height="0.713cm" fo:min-width="17.431cm"/>
    </style:style>
    <style:style style:name="gr19" style:family="graphic" style:parent-style-name="standard">
      <style:graphic-properties draw:stroke="none" draw:fill="none" fo:min-height="0.713cm" fo:min-width="20.182cm"/>
    </style:style>
    <style:style style:name="gr20" style:family="graphic" style:parent-style-name="standard">
      <style:graphic-properties draw:stroke="none" draw:fill="none" fo:min-height="0.713cm" fo:min-width="18.627cm"/>
    </style:style>
    <style:style style:name="gr21" style:family="graphic" style:parent-style-name="standard">
      <style:graphic-properties draw:stroke="none" draw:fill="none" fo:min-height="0.713cm" fo:min-width="18.589cm"/>
    </style:style>
    <style:style style:name="gr22" style:family="graphic" style:parent-style-name="standard">
      <style:graphic-properties draw:stroke="none" draw:fill="none" fo:min-height="0.713cm" fo:min-width="20.402cm"/>
    </style:style>
    <style:style style:name="gr23" style:family="graphic" style:parent-style-name="standard">
      <style:graphic-properties draw:stroke="none" draw:fill="none" fo:min-height="0.713cm" fo:min-width="19.361cm"/>
    </style:style>
    <style:style style:name="gr24" style:family="graphic" style:parent-style-name="standard">
      <style:graphic-properties draw:stroke="none" draw:fill="none" fo:min-height="0.713cm" fo:min-width="19.145cm"/>
    </style:style>
    <style:style style:name="gr25" style:family="graphic" style:parent-style-name="standard">
      <style:graphic-properties draw:stroke="none" draw:fill="none" fo:min-height="0.713cm" fo:min-width="16.986cm"/>
    </style:style>
    <style:style style:name="gr26" style:family="graphic" style:parent-style-name="standard">
      <style:graphic-properties draw:stroke="none" draw:fill="none" fo:min-height="0.713cm" fo:min-width="18.053cm"/>
    </style:style>
    <style:style style:name="gr27"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fo:min-height="12.323cm"/>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Break-title">
      <style:graphic-properties draw:auto-grow-height="true" fo:min-height="3.18cm" fo:min-width="20.384cm"/>
    </style:style>
    <style:style style:name="pr8" style:family="presentation" style:parent-style-name="Break-outline1" style:list-style-name="L3">
      <style:graphic-properties fo:min-height="12.323cm"/>
    </style:style>
    <style:style style:name="pr9" style:family="presentation" style:parent-style-name="Break-notes" style:list-style-name="L4">
      <style:graphic-properties draw:fill-color="#ffffff" draw:auto-grow-height="true" fo:min-height="12.572cm" fo:min-width="16.771cm"/>
    </style:style>
    <style:style style:name="pr10" style:family="presentation" style:parent-style-name="No-Logo_20_Content-outline1">
      <style:graphic-properties fo:min-height="12.323cm" fo:min-width="20.43cm"/>
    </style:style>
    <style:style style:name="pr11" style:family="presentation" style:parent-style-name="Break-outline1" style:list-style-name="L3">
      <style:graphic-properties fo:min-height="12.323cm"/>
    </style:style>
    <style:style style:name="pr12" style:family="presentation" style:parent-style-name="Break-notes" style:list-style-name="L4">
      <style:graphic-properties draw:fill-color="#ffffff" draw:auto-grow-height="true" fo:min-height="12.572cm" fo:min-width="16.771cm"/>
    </style:style>
    <style:style style:name="pr13" style:family="presentation" style:parent-style-name="No-Logo_20_Content-title">
      <style:graphic-properties draw:auto-grow-height="true" fo:min-height="3.201cm" fo:min-width="21.058cm"/>
    </style:style>
    <style:style style:name="pr14" style:family="presentation" style:parent-style-name="Break-outline1" style:list-style-name="L3">
      <style:graphic-properties fo:min-height="12.323cm"/>
    </style:style>
    <style:style style:name="pr15" style:family="presentation" style:parent-style-name="Break-notes" style:list-style-name="L4">
      <style:graphic-properties draw:fill-color="#ffffff" draw:auto-grow-height="true" fo:min-height="12.572cm" fo:min-width="16.771cm"/>
    </style:style>
    <style:style style:name="pr16" style:family="presentation" style:parent-style-name="Break-outline1" style:list-style-name="L5">
      <style:graphic-properties fo:min-height="12.323cm"/>
    </style:style>
    <style:style style:name="pr17" style:family="presentation" style:parent-style-name="Break-notes" style:list-style-name="L4">
      <style:graphic-properties draw:fill-color="#ffffff" draw:auto-grow-height="true" fo:min-height="12.572cm" fo:min-width="16.771cm"/>
    </style:style>
    <style:style style:name="pr18" style:family="presentation" style:parent-style-name="Break-outline1" style:list-style-name="L5">
      <style:graphic-properties fo:min-height="12.323cm"/>
    </style:style>
    <style:style style:name="pr19" style:family="presentation" style:parent-style-name="Break-notes" style:list-style-name="L4">
      <style:graphic-properties draw:fill-color="#ffffff" draw:auto-grow-height="true" fo:min-height="12.572cm" fo:min-width="16.771cm"/>
    </style:style>
    <style:style style:name="pr20" style:family="presentation" style:parent-style-name="Call_20_to_20_Action-notes">
      <style:graphic-properties draw:fill-color="#ffffff" draw:auto-grow-height="true" fo:min-height="12.572cm" fo:min-width="16.771cm"/>
    </style:style>
    <style:style style:name="pr21" style:family="presentation" style:parent-style-name="Logo_2b_Info-notes">
      <style:graphic-properties draw:fill-color="#ffffff" draw:auto-grow-height="true" fo:min-height="12.572cm" fo:min-width="16.771cm"/>
    </style:style>
    <style:style style:name="pr22" style:family="presentation" style:parent-style-name="Legal-notes">
      <style:graphic-properties draw:fill-color="#ffffff" draw:auto-grow-height="true" fo:min-height="12.572cm" fo:min-width="16.771cm"/>
    </style:style>
    <style:style style:name="co1" style:family="table-column">
      <style:table-column-properties style:column-width="10.412cm" style:use-optimal-column-width="false"/>
    </style:style>
    <style:style style:name="co2" style:family="table-column">
      <style:table-column-properties style:column-width="10.414cm" style:use-optimal-column-width="false"/>
    </style:style>
    <style:style style:name="co3" style:family="table-column">
      <style:table-column-properties style:column-width="7.353cm" style:use-optimal-column-width="false"/>
    </style:style>
    <style:style style:name="co4" style:family="table-column">
      <style:table-column-properties style:column-width="7.346cm" style:use-optimal-column-width="false"/>
    </style:style>
    <style:style style:name="ro1" style:family="table-row">
      <style:table-row-properties style:row-height="1.889cm"/>
    </style:style>
    <style:style style:name="ro2" style:family="table-row">
      <style:table-row-properties style:row-height="4.587cm"/>
    </style:style>
    <style:style style:name="ro3" style:family="table-row">
      <style:table-row-properties style:row-height="5.335cm"/>
    </style:style>
    <style:style style:name="ro4" style:family="table-row">
      <style:table-row-properties style:row-height="2.285cm"/>
    </style:style>
    <style:style style:name="ro5" style:family="table-row">
      <style:table-row-properties style:row-height="2.287cm"/>
    </style:style>
    <style:style style:name="ce1" style:family="table-cell">
      <loext:graphic-properties style:repeat="repeat"/>
      <style:paragraph-properties fo:border="none"/>
      <style:text-properties fo:font-size="18pt" style:font-size-asian="18pt" style:font-size-complex="18pt"/>
    </style:style>
    <style:style style:name="ce2" style:family="table-cell">
      <loext:graphic-properties style:repeat="repeat"/>
      <style:paragraph-properties fo:border="none"/>
    </style:style>
    <style:style style:name="ce3" style:family="table-cell">
      <loext:graphic-properties style:repeat="repeat"/>
      <style:paragraph-properties fo:border="none"/>
      <style:text-properties style:font-name="DejaVu Sans Mono2" fo:font-size="16pt" style:font-size-asian="16pt" style:font-size-complex="16pt"/>
    </style:style>
    <style:style style:name="ce4" style:family="table-cell">
      <loext:graphic-properties style:repeat="repeat"/>
    </style:style>
    <style:style style:name="ce5" style:family="table-cell">
      <loext:graphic-properties style:repeat="repeat"/>
      <style:text-properties style:font-name="DejaVu Sans Mono2" fo:font-size="16pt" style:font-size-asian="16pt" style:font-size-complex="16pt"/>
    </style:style>
    <style:style style:name="ce6" style:family="table-cell">
      <loext:graphic-properties style:repeat="repeat"/>
      <style:paragraph-properties fo:border="none"/>
      <style:text-properties fo:color="#363c74" style:font-name="DejaVu Sans Mono2" fo:font-size="18pt" style:font-size-asian="18pt" style:font-size-complex="18pt"/>
    </style:style>
    <style:style style:name="ce7" style:family="table-cell">
      <loext:graphic-properties style:repeat="repeat"/>
      <style:paragraph-properties fo:border="none"/>
      <style:text-properties fo:color="#363c74" style:font-name="DejaVu Sans Mono2"/>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loext:graphic-properties draw:fill-color="#ffffff"/>
      <style:paragraph-properties fo:margin-top="0cm" fo:margin-bottom="0.152cm" fo:text-align="start"/>
      <style:text-properties fo:color="#000000"/>
    </style:style>
    <style:style style:name="P4" style:family="paragraph">
      <loext:graphic-properties draw:fill-color="#ffffff"/>
      <style:text-properties fo:font-size="14pt" style:font-size-asian="14pt" style:font-size-complex="14pt"/>
    </style:style>
    <style:style style:name="P5" style:family="paragraph">
      <style:text-properties fo:color="#000000"/>
    </style:style>
    <style:style style:name="P6" style:family="paragraph">
      <loext:graphic-properties draw:fill-color="#ffffff"/>
      <style:text-properties style:font-name="Arial6" fo:font-size="14pt" style:font-size-asian="14pt" style:font-size-complex="14pt"/>
    </style:style>
    <style:style style:name="P7" style:family="paragraph">
      <style:paragraph-properties fo:margin-left="2cm" fo:margin-right="0cm" fo:margin-top="1cm" fo:margin-bottom="0.1cm" fo:text-indent="0cm"/>
    </style:style>
    <style:style style:name="P8" style:family="paragraph">
      <style:paragraph-properties fo:margin-left="2cm" fo:margin-right="0cm" fo:margin-top="0cm" fo:margin-bottom="1cm" fo:text-indent="0cm"/>
    </style:style>
    <style:style style:name="P9" style:family="paragraph">
      <style:paragraph-properties fo:margin-left="0cm" fo:margin-right="0cm" fo:text-indent="0cm"/>
    </style:style>
    <style:style style:name="P10" style:family="paragraph">
      <loext:graphic-properties draw:fill="none"/>
      <style:text-properties fo:font-size="16pt" style:font-size-asian="16pt" style:font-size-complex="16pt"/>
    </style:style>
    <style:style style:name="P11" style:family="paragraph">
      <loext:graphic-properties draw:fill="none"/>
      <style:paragraph-properties fo:text-align="center"/>
    </style:style>
    <style:style style:name="P12" style:family="paragraph">
      <style:text-properties fo:color="#ffffff" fo:font-size="16pt" style:font-size-asian="16pt" style:font-size-complex="16pt"/>
    </style:style>
    <style:style style:name="P13" style:family="paragraph">
      <loext:graphic-properties draw:fill-color="#ffffff"/>
      <style:text-properties fo:font-size="14pt"/>
    </style:style>
    <style:style style:name="P14" style:family="paragraph">
      <style:paragraph-properties fo:margin-left="1.5cm" fo:margin-right="0cm" fo:text-indent="0cm"/>
    </style:style>
    <style:style style:name="P15" style:family="paragraph">
      <style:paragraph-properties fo:margin-left="1.5cm" fo:margin-right="0cm" fo:margin-top="0cm" fo:margin-bottom="0cm" fo:text-indent="0cm"/>
    </style:style>
    <style:style style:name="P16" style:family="paragraph">
      <loext:graphic-properties draw:fill="none"/>
      <style:text-properties fo:font-size="16pt"/>
    </style:style>
    <style:style style:name="P17" style:family="paragraph">
      <style:paragraph-properties fo:text-align="center"/>
    </style:style>
    <style:style style:name="P18" style:family="paragraph">
      <style:paragraph-properties fo:margin-top="0cm" fo:margin-bottom="0.1cm"/>
    </style:style>
    <style:style style:name="P19" style:family="paragraph">
      <loext:graphic-properties draw:fill="none"/>
    </style:style>
    <style:style style:name="P20" style:family="paragraph">
      <style:paragraph-properties fo:margin-left="1.5cm" fo:margin-right="0cm" fo:margin-top="0cm" fo:margin-bottom="1cm" fo:text-indent="0cm"/>
    </style:style>
    <style:style style:name="P21" style:family="paragraph">
      <loext:graphic-properties draw:fill="none" draw:fill-color="#ffffff"/>
      <style:text-properties fo:font-size="16pt"/>
    </style:style>
    <style:style style:name="P22" style:family="paragraph">
      <style:paragraph-properties fo:margin-left="1.4cm" fo:margin-right="0cm" fo:margin-top="0cm" fo:margin-bottom="0cm" fo:text-indent="0cm"/>
    </style:style>
    <style:style style:name="P23" style:family="paragraph">
      <style:paragraph-properties fo:margin-left="1.4cm" fo:margin-right="0cm" fo:text-indent="0cm"/>
    </style:style>
    <style:style style:name="P24" style:family="paragraph">
      <loext:graphic-properties draw:fill="none"/>
      <style:text-properties fo:font-size="16pt" style:font-size-asian="15pt" style:font-size-complex="15pt"/>
    </style:style>
    <style:style style:name="P25" style:family="paragraph">
      <style:paragraph-properties fo:margin-top="0cm" fo:margin-bottom="0cm"/>
    </style:style>
    <style:style style:name="P26" style:family="paragraph">
      <style:paragraph-properties fo:margin-top="0cm" fo:margin-bottom="0cm" fo:line-height="93%" fo:text-align="start"/>
    </style:style>
    <style:style style:name="P27" style:family="paragraph">
      <loext:graphic-properties draw:fill="none"/>
      <style:paragraph-properties fo:margin-top="0cm" fo:margin-bottom="0cm" fo:line-height="93%" fo:text-align="start"/>
      <style:text-properties fo:font-size="18pt"/>
    </style:style>
    <style:style style:name="P28" style:family="paragraph">
      <loext:graphic-properties draw:fill-color="#ffffff"/>
    </style:style>
    <style:style style:name="T1" style:family="text">
      <style:text-properties fo:font-size="44pt" style:font-size-asian="44pt" style:font-size-complex="44pt"/>
    </style:style>
    <style:style style:name="T2" style:family="text">
      <style:text-properties fo:font-size="22pt" fo:font-weight="normal" style:font-size-asian="22pt" style:font-weight-asian="normal" style:font-size-complex="22pt" style:font-weight-complex="normal"/>
    </style:style>
    <style:style style:name="T3" style:family="text">
      <style:text-properties fo:color="#000000" fo:font-weight="bold" style:font-weight-asian="bold" style:font-weight-complex="bold"/>
    </style:style>
    <style:style style:name="T4" style:family="text">
      <style:text-properties fo:color="#000000" fo:font-size="14pt" style:font-size-asian="14pt" style:font-size-complex="14pt"/>
    </style:style>
    <style:style style:name="T5" style:family="text">
      <style:text-properties fo:color="#000000"/>
    </style:style>
    <style:style style:name="T6" style:family="text">
      <style:text-properties fo:color="#00a54f" fo:font-weight="bold" style:font-weight-asian="bold" style:font-weight-complex="bold"/>
    </style:style>
    <style:style style:name="T7" style:family="text">
      <style:text-properties fo:color="#363c74" style:font-name="DejaVu Sans Mono2" fo:font-size="20pt" style:font-size-asian="20pt" style:font-size-complex="20pt"/>
    </style:style>
    <style:style style:name="T8" style:family="text">
      <style:text-properties fo:color="#ed1c24" fo:font-weight="bold" style:font-weight-asian="bold" style:font-weight-complex="bold"/>
    </style:style>
    <style:style style:name="T9" style:family="text">
      <style:text-properties fo:font-size="16pt" style:font-size-asian="16pt" style:font-size-complex="16pt"/>
    </style:style>
    <style:style style:name="T10" style:family="text">
      <style:text-properties fo:color="#363c74" style:font-name="DejaVu Sans Mono2" fo:font-size="16pt" style:font-size-asian="16pt" style:font-size-complex="16pt"/>
    </style:style>
    <style:style style:name="T11" style:family="text">
      <style:text-properties style:font-name="DejaVu Sans Mono2" fo:font-size="24pt" style:font-size-asian="24pt" style:font-size-complex="24pt"/>
    </style:style>
    <style:style style:name="T12" style:family="text">
      <style:text-properties fo:color="#ffffff" fo:font-size="16pt" style:font-size-asian="16pt" style:font-size-complex="16pt"/>
    </style:style>
    <style:style style:name="T13" style:family="text">
      <style:text-properties fo:color="#ffffff" style:font-name="Courier 10 Pitch2" fo:font-size="16pt" style:font-size-asian="16pt" style:font-size-complex="16pt"/>
    </style:style>
    <style:style style:name="T14" style:family="text">
      <style:text-properties fo:font-size="14pt"/>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style:font-name="DejaVu Sans Mono2"/>
    </style:style>
    <style:style style:name="T18" style:family="text">
      <style:text-properties fo:color="#363c74" fo:font-style="italic" style:font-style-asian="italic" style:font-style-complex="italic"/>
    </style:style>
    <style:style style:name="T19" style:family="text">
      <style:text-properties style:font-name="DejaVu Sans Mono2" fo:font-style="normal" style:font-style-asian="normal" style:font-style-complex="normal"/>
    </style:style>
    <style:style style:name="T20" style:family="text">
      <style:text-properties fo:color="#ed1c24" style:font-name="DejaVu Sans Mono2" fo:font-size="20pt" style:font-size-asian="20pt" style:font-size-complex="20pt"/>
    </style:style>
    <style:style style:name="T21" style:family="text">
      <style:text-properties fo:font-size="16pt"/>
    </style:style>
    <style:style style:name="T22" style:family="text">
      <style:text-properties fo:font-size="18pt" style:font-size-asian="18pt" style:font-size-complex="18pt"/>
    </style:style>
    <style:style style:name="T23" style:family="text">
      <style:text-properties style:font-name="DejaVu Sans Mono2" fo:font-size="16pt" style:font-size-asian="16pt" style:font-size-complex="16pt"/>
    </style:style>
    <style:style style:name="T24" style:family="text">
      <style:text-properties fo:color="#363c74" style:font-name="DejaVu Sans Mono2" fo:font-size="20pt" fo:font-style="italic" style:font-size-asian="20pt" style:font-style-asian="italic" style:font-size-complex="20pt" style:font-style-complex="italic"/>
    </style:style>
    <style:style style:name="T25" style:family="text">
      <style:text-properties fo:font-style="italic" style:font-style-asian="italic" style:font-style-complex="italic"/>
    </style:style>
    <style:style style:name="T26" style:family="text">
      <style:text-properties fo:color="#363c74" style:font-name="DejaVu Sans Mono2" fo:font-size="16pt" fo:font-style="normal" style:font-size-asian="16pt" style:font-style-asian="normal" style:font-size-complex="16pt" style:font-style-complex="normal"/>
    </style:style>
    <style:style style:name="T27" style:family="text">
      <style:text-properties style:use-window-font-color="true" style:font-name="Arial6" fo:font-size="20pt" style:font-size-asian="20pt" style:font-size-complex="20pt"/>
    </style:style>
    <style:style style:name="T28" style:family="text">
      <style:text-properties style:font-name="ARial2" fo:font-size="24pt" style:font-size-asian="24pt" style:font-size-complex="24pt"/>
    </style:style>
    <style:style style:name="T29" style:family="text">
      <style:text-properties fo:color="#363c74" style:font-name="ARial2" fo:font-style="italic" style:font-style-asian="italic" style:font-style-complex="italic"/>
    </style:style>
    <style:style style:name="T30" style:family="text">
      <style:text-properties style:font-name="ARial2"/>
    </style:style>
    <style:style style:name="T31" style:family="text">
      <style:text-properties fo:color="#363c74" style:font-name="ARial2"/>
    </style:style>
    <style:style style:name="T32" style:family="text">
      <style:text-properties fo:color="#363c74" style:font-name="Arial6" fo:font-size="20pt" fo:font-style="italic" style:font-size-asian="20pt" style:font-style-asian="italic" style:font-size-complex="20pt" style:font-style-complex="italic"/>
    </style:style>
    <style:style style:name="T33" style:family="text">
      <style:text-properties fo:color="#363c74" style:font-name="DejaVu Sans Mono2"/>
    </style:style>
    <style:style style:name="T34" style:family="text">
      <style:text-properties fo:color="#363c74"/>
    </style:style>
    <style:style style:name="T35" style:family="text">
      <style:text-properties style:font-name="DejaVu Sans Mono2" fo:font-size="20pt" style:font-size-asian="20pt" style:font-size-complex="20pt"/>
    </style:style>
    <style:style style:name="T36" style:family="text">
      <style:text-properties fo:color="#7c0000" style:font-name="DejaVu Sans Mono2" fo:font-size="20pt" style:font-size-asian="20pt" style:font-size-complex="20pt"/>
    </style:style>
    <style:style style:name="T37" style:family="text">
      <style:text-properties fo:color="#00a54f" style:font-name="DejaVu Sans Mono2" fo:font-size="20pt" style:font-size-asian="20pt" style:font-size-complex="20pt"/>
    </style:style>
    <style:style style:name="T38" style:family="text">
      <style:text-properties style:font-name="DejaVu Sans Mono2" fo:font-size="14pt" style:font-size-asian="14pt" style:font-size-complex="14pt"/>
    </style:style>
    <style:style style:name="T39" style:family="text">
      <style:text-properties fo:color="#7c0000" style:font-name="DejaVu Sans Mono2" fo:font-size="14pt" style:font-size-asian="14pt" style:font-size-complex="14pt"/>
    </style:style>
    <style:style style:name="T40" style:family="text">
      <style:text-properties fo:color="#00a54f" style:font-name="DejaVu Sans Mono2" fo:font-size="14pt" style:font-size-asian="14pt" style:font-size-complex="14pt"/>
    </style:style>
    <style:style style:name="T41" style:family="text">
      <style:text-properties fo:color="#363c74" style:font-name="DejaVu Sans Mono2" fo:font-size="18pt" style:font-size-asian="18pt" style:font-size-complex="18pt"/>
    </style:style>
    <style:style style:name="T42" style:family="text">
      <style:text-properties fo:color="#363c74" style:font-name="DejaVu Sans Mono2" fo:font-size="18pt"/>
    </style:style>
    <style:style style:name="T43" style:family="text">
      <style:text-properties fo:font-size="16pt" style:font-size-asian="15pt" style:font-size-complex="15pt"/>
    </style:style>
    <style:style style:name="T44" style:family="text">
      <style:text-properties style:font-name="Arial6" fo:font-size="20pt" style:font-size-asian="20pt" style:font-size-complex="20pt"/>
    </style:style>
    <style:style style:name="T45" style:family="text">
      <style:text-properties style:font-name="ARial2" fo:font-size="20pt" style:font-size-asian="20pt" style:font-size-complex="20pt"/>
    </style:style>
    <style:style style:name="T46" style:family="text">
      <style:text-properties style:use-window-font-color="true" style:font-name="DejaVu Sans Mono2" fo:font-size="20pt" style:font-size-asian="20pt" style:font-size-complex="20pt"/>
    </style:style>
    <style:style style:name="T47" style:family="text">
      <style:text-properties fo:color="#363c74" style:font-name="DejaVu Sans Mono2" fo:font-size="20pt" fo:font-style="normal" style:font-size-asian="20pt" style:font-style-asian="normal" style:font-size-complex="20pt" style:font-style-complex="normal"/>
    </style:style>
    <style:style style:name="T48" style:family="text">
      <style:text-properties style:font-name="Arial6" fo:font-size="24pt" style:font-size-asian="24pt" style:font-size-complex="24pt"/>
    </style:style>
    <style:style style:name="T49" style:family="text">
      <style:text-properties fo:color="#94a0a9" style:font-name="DejaVu Sans Mono2" fo:font-size="20pt" style:font-size-asian="20pt" style:font-size-complex="20pt"/>
    </style:style>
    <style:style style:name="T50" style:family="text">
      <style:text-properties fo:color="#94a0a9" fo:font-size="20pt" style:font-size-asian="20pt" style:font-size-complex="20pt"/>
    </style:style>
    <style:style style:name="T51" style:family="text">
      <style:text-properties fo:color="#000000" style:font-name="DejaVu Sans Mono2"/>
    </style:style>
    <style:style style:name="T52"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53"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5cm" text:min-label-width="0.452cm"/>
        <style:text-properties style:font-name="Arial12" fo:color="#000000" fo:font-size="65%"/>
      </text:list-level-style-bullet>
      <text:list-level-style-bullet text:level="4" text:bullet-char="‒">
        <style:list-level-properties text:space-before="2.028cm" text:min-label-width="0.47cm"/>
        <style:text-properties style:font-name="Arial12" fo:color="#000000" fo:font-size="65%"/>
      </text:list-level-style-bullet>
      <text:list-level-style-bullet text:level="5" text:bullet-char="‒">
        <style:list-level-properties text:space-before="2.786cm" text:min-label-width="0.483cm"/>
        <style:text-properties style:font-name="Arial12" fo:color="#000000" fo:font-size="65%"/>
      </text:list-level-style-bullet>
      <text:list-level-style-bullet text:level="6" text:bullet-char="‒">
        <style:list-level-properties text:space-before="3.561cm" text:min-label-width="0.505cm"/>
        <style:text-properties style:font-name="Arial12" fo:color="#000000" fo:font-size="65%"/>
      </text:list-level-style-bullet>
      <text:list-level-style-bullet text:level="7" text:bullet-char="‒">
        <style:list-level-properties text:space-before="4.061cm" text:min-label-width="0.483cm"/>
        <style:text-properties style:font-name="Arial12" fo:color="#000000" fo:font-size="65%"/>
      </text:list-level-style-bullet>
      <text:list-level-style-bullet text:level="8" text:bullet-char="‒">
        <style:list-level-properties text:space-before="9.119cm" text:min-label-width="0.483cm"/>
        <style:text-properties style:font-name="Arial12" fo:color="#000000" fo:font-size="65%"/>
      </text:list-level-style-bullet>
      <text:list-level-style-bullet text:level="9" text:bullet-char="‒">
        <style:list-level-properties text:space-before="10.312cm" text:min-label-width="0.483cm"/>
        <style:text-properties style:font-name="Arial12" fo:color="#000000" fo:font-size="65%"/>
      </text:list-level-style-bullet>
      <text:list-level-style-bullet text:level="10" text:bullet-char="‒">
        <style:list-level-properties text:space-before="11.4cm" text:min-label-width="0.6cm"/>
        <style:text-properties style:font-name="Arial12" fo:color="#000000" fo:font-size="65%"/>
      </text:list-level-style-bullet>
    </text:list-style>
    <text:list-style style:name="L3">
      <text:list-level-style-number text:level="1" style:num-suffix="." style:num-format="1">
        <style:list-level-properties text:min-label-width="0.4cm"/>
        <style:text-properties fo:color="#ffffff" fo:font-size="100%"/>
      </text:list-level-style-number>
      <text:list-level-style-number text:level="2" style:num-suffix="." style:num-format="1">
        <style:list-level-properties text:min-label-width="0.4cm"/>
        <style:text-properties fo:color="#ffffff" fo:font-size="100%"/>
      </text:list-level-style-number>
      <text:list-level-style-number text:level="3" style:num-suffix="." style:num-format="1">
        <style:list-level-properties text:min-label-width="0.4cm"/>
        <style:text-properties fo:color="#ffffff" fo:font-size="100%"/>
      </text:list-level-style-number>
      <text:list-level-style-number text:level="4" style:num-suffix="." style:num-format="1">
        <style:list-level-properties text:min-label-width="0.4cm"/>
        <style:text-properties fo:color="#ffffff" fo:font-size="100%"/>
      </text:list-level-style-number>
      <text:list-level-style-number text:level="5" style:num-suffix="." style:num-format="1">
        <style:list-level-properties text:min-label-width="0.4cm"/>
        <style:text-properties fo:color="#ffffff" fo:font-size="100%"/>
      </text:list-level-style-number>
      <text:list-level-style-number text:level="6" style:num-suffix="." style:num-format="1">
        <style:list-level-properties text:min-label-width="0.4cm"/>
        <style:text-properties fo:color="#ffffff" fo:font-size="100%"/>
      </text:list-level-style-number>
      <text:list-level-style-number text:level="7" style:num-suffix="." style:num-format="1">
        <style:list-level-properties text:min-label-width="0.4cm"/>
        <style:text-properties fo:color="#ffffff" fo:font-size="100%"/>
      </text:list-level-style-number>
      <text:list-level-style-number text:level="8" style:num-suffix="." style:num-format="1">
        <style:list-level-properties text:min-label-width="0.4cm"/>
        <style:text-properties fo:color="#ffffff" fo:font-size="100%"/>
      </text:list-level-style-number>
      <text:list-level-style-number text:level="9" style:num-suffix="." style:num-format="1">
        <style:list-level-properties text:min-label-width="0.4cm"/>
        <style:text-properties fo:color="#ffffff" fo:font-size="100%"/>
      </text:list-level-style-number>
      <text:list-level-style-number text:level="10" style:num-suffix="." style:num-format="1">
        <style:list-level-properties text:min-label-width="0.4cm"/>
        <style:text-properties fo:color="#ffffff"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65cm"/>
        <style:text-properties fo:color="#ffffff" fo:font-size="100%"/>
      </text:list-level-style-number>
      <text:list-level-style-number text:level="2" style:num-suffix="." style:num-format="1">
        <style:list-level-properties text:space-before="0.6cm" text:min-label-width="0.65cm"/>
        <style:text-properties fo:color="#ffffff" fo:font-size="100%"/>
      </text:list-level-style-number>
      <text:list-level-style-number text:level="3" style:num-suffix="." style:num-format="1">
        <style:list-level-properties text:space-before="1.2cm" text:min-label-width="0.65cm"/>
        <style:text-properties fo:color="#ffffff" fo:font-size="100%"/>
      </text:list-level-style-number>
      <text:list-level-style-number text:level="4" style:num-suffix="." style:num-format="1">
        <style:list-level-properties text:space-before="1.8cm" text:min-label-width="0.65cm"/>
        <style:text-properties fo:color="#ffffff" fo:font-size="100%"/>
      </text:list-level-style-number>
      <text:list-level-style-number text:level="5" style:num-suffix="." style:num-format="1">
        <style:list-level-properties text:space-before="2.4cm" text:min-label-width="0.65cm"/>
        <style:text-properties fo:color="#ffffff" fo:font-size="100%"/>
      </text:list-level-style-number>
      <text:list-level-style-number text:level="6" style:num-suffix="." style:num-format="1">
        <style:list-level-properties text:space-before="3cm" text:min-label-width="0.65cm"/>
        <style:text-properties fo:color="#ffffff" fo:font-size="100%"/>
      </text:list-level-style-number>
      <text:list-level-style-number text:level="7" style:num-suffix="." style:num-format="1">
        <style:list-level-properties text:space-before="3.6cm" text:min-label-width="0.65cm"/>
        <style:text-properties fo:color="#ffffff" fo:font-size="100%"/>
      </text:list-level-style-number>
      <text:list-level-style-number text:level="8" style:num-suffix="." style:num-format="1">
        <style:list-level-properties text:space-before="4.2cm" text:min-label-width="0.65cm"/>
        <style:text-properties fo:color="#ffffff" fo:font-size="100%"/>
      </text:list-level-style-number>
      <text:list-level-style-number text:level="9" style:num-suffix="." style:num-format="1">
        <style:list-level-properties text:space-before="4.8cm" text:min-label-width="0.65cm"/>
        <style:text-properties fo:color="#ffffff" fo:font-size="100%"/>
      </text:list-level-style-number>
      <text:list-level-style-number text:level="10" style:num-suffix="." style:num-format="1">
        <style:list-level-properties text:space-before="5.4cm" text:min-label-width="0.65cm"/>
        <style:text-properties fo:color="#ffffff" fo:font-size="100%"/>
      </text:list-level-style-number>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presentation:user-transformed="true">
          <draw:text-box>
            <text:p text:style-name="P1"><text:span text:style-name="T1">GNU make</text:span><text:line-break/><text:span text:style-name="T2">Introduction and Workshop</text:span></text:p>
          </draw:text-box>
        </draw:frame>
        <draw:frame presentation:style-name="pr2" draw:text-style-name="P3" draw:layer="layout" svg:width="10.566cm" svg:height="5.08cm" svg:x="2.261cm" svg:y="12.204cm" presentation:class="subtitle" presentation:user-transformed="true">
          <draw:text-box>
            <text:p text:style-name="P2"><text:span text:style-name="T3">Frank Sundermeyer</text:span></text:p>
            <text:p text:style-name="P2"><text:span text:style-name="T4">Project Manager Documentation</text:span></text:p>
            <text:p text:style-name="P2"><text:span text:style-name="T4">SUSE Linux GmbH / fs@suse.de</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Agenda</text:span></text:p>
          </draw:text-box>
        </draw:frame>
        <draw:frame presentation:style-name="pr5" draw:layer="layout" svg:width="20.93cm" svg:height="12.573cm" svg:x="2.286cm" svg:y="4.039cm" presentation:class="outline" presentation:user-transformed="true">
          <draw:text-box>
            <text:list text:style-name="L2">
              <text:list-header>
                <text:p>Lesson 1: <text:span text:style-name="T6">Basics</text:span></text:p>
                <text:list>
                  <text:list-item>
                    <text:p>Example: Converting a flac file to mp3 plus cover search</text:p>
                  </text:list-item>
                </text:list>
                <text:p>Lesson 2: <text:span text:style-name="T6">Rules and Variables</text:span></text:p>
                <text:list>
                  <text:list-item text:start-value="1">
                    <text:p>Example: Replacing strings in rules by variables, adding a .PHONY default rule and an empty rule to apply replay gain</text:p>
                  </text:list-item>
                </text:list>
                <text:p>Lesson 3: <text:span text:style-name="T6">Patterns, Implicit Rules and Functions</text:span></text:p>
                <text:list>
                  <text:list-item text:start-value="1">
                    <text:p>Example: Converting all flac files in a directory by using a pattern rule for the flac→mp3 conversion, introducing funtions</text:p>
                  </text:list-item>
                </text:list>
                <text:p>Lesson 4: <text:span text:style-name="T6">Multi-Line Variables and Conditionals</text:span></text:p>
                <text:list>
                  <text:list-item text:start-value="1">
                    <text:p>Example: Adding user choices (mp3 or ogg, track or album gain), defining commands</text:p>
                  </text:list-item>
                </text:list>
              </text:list-header>
            </text:list>
          </draw:text-box>
        </draw:frame>
        <presentation:notes draw:style-name="dp2">
          <draw:page-thumbnail draw:style-name="gr1" draw:layer="layout" svg:width="13.97cm" svg:height="10.465cm" svg:x="3.81cm" svg:y="2.134cm" draw:page-number="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What is make?</text:span></text:p>
          </draw:text-box>
        </draw:frame>
        <draw:frame presentation:style-name="pr5" draw:layer="layout" svg:width="20.93cm" svg:height="12.573cm" svg:x="2.286cm" svg:y="4.039cm" presentation:class="outline" presentation:user-transformed="true">
          <draw:text-box>
            <text:p>“Make is a dependency-tracking build utility that executes commands depending on prerequisits and file modification times.” </text:p>
            <text:p>It can be used to for anything that falls into the category “take file a (b c) and generate file x (y z)”. </text:p>
            <text:list text:style-name="L2">
              <text:list-item>
                <text:list>
                  <text:list-item>
                    <text:p>generate executables from source code (C-Programming)</text:p>
                  </text:list-item>
                  <text:list-item>
                    <text:p>convert files into another formats (raw → jpeg, flac → lossy)</text:p>
                  </text:list-item>
                  <text:list-item>
                    <text:p>generate files from templates (HTML)</text:p>
                  </text:list-item>
                </text:list>
              </text:list-item>
            </text:list>
          </draw:text-box>
        </draw:frame>
        <presentation:notes draw:style-name="dp2">
          <draw:page-thumbnail draw:style-name="gr1" draw:layer="layout" svg:width="13.97cm" svg:height="10.465cm" svg:x="3.81cm" svg:y="2.134cm" draw:page-number="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Advantages of make</text:span></text:p>
          </draw:text-box>
        </draw:frame>
        <draw:frame presentation:style-name="pr5" draw:layer="layout" svg:width="20.93cm" svg:height="12.573cm" svg:x="2.286cm" svg:y="4.039cm" presentation:class="outline" presentation:user-transformed="true">
          <draw:text-box>
            <text:list text:style-name="L2">
              <text:list-item>
                <text:p>parallelization (make -j x)</text:p>
              </text:list-item>
              <text:list-item>
                <text:p>handling of complex projects with multiple and nested dependencies</text:p>
              </text:list-item>
              <text:list-item>
                <text:p>avoids unnecessary rebuilds</text:p>
              </text:list-item>
              <text:list-item>
                <text:p>portable</text:p>
              </text:list-item>
              <text:list-item>
                <text:p>built-in features for C/C++ compiling (GNU make)</text:p>
              </text:list-item>
              <text:list-item>
                <text:p>built-in features for file selection and file name conversion (GNU make)</text:p>
              </text:list-item>
            </text:list>
          </draw:text-box>
        </draw:frame>
        <presentation:notes draw:style-name="dp2">
          <draw:page-thumbnail draw:style-name="gr1" draw:layer="layout" svg:width="13.97cm" svg:height="10.465cm" svg:x="3.81cm" svg:y="2.134cm" draw:page-number="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5"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Basics</text:span></text:p>
          </draw:text-box>
        </draw:frame>
        <draw:frame presentation:style-name="pr5" draw:layer="layout" svg:width="20.93cm" svg:height="12.573cm" svg:x="2.286cm" svg:y="4.039cm" presentation:class="outline" presentation:user-transformed="true">
          <draw:text-box>
            <text:list text:style-name="L2">
              <text:list-item>
                <text:p>rules: targets and prerequisites</text:p>
              </text:list-item>
            </text:list>
            <text:p text:style-name="P7"><text:span text:style-name="T7">target: prereq1 prereq2</text:span></text:p>
            <text:p text:style-name="P8"><text:span text:style-name="T7">→ </text:span><text:span text:style-name="T7">command(s)</text:span></text:p>
            <text:list text:continue-numbering="true" text:style-name="L2">
              <text:list-item>
                <text:list>
                  <text:list-item>
                    <text:p>target: file to create; if existing, will be rebuild if one of the prerequisites is newer than the target</text:p>
                  </text:list-item>
                  <text:list-item>
                    <text:p>prereq: prerequisitions which need to be fullfilled in order to be able to create the target</text:p>
                  </text:list-item>
                  <text:list-item>
                    <text:p>commands: shell commands; each line is executed in its own subshell; commands are optional</text:p>
                  </text:list-item>
                </text:list>
              </text:list-item>
            </text:list>
            <text:p><text:span text:style-name="T8">Important</text:span>: Targets and prerequisites are always considered to be files!</text:p>
            <text:p text:style-name="P9"/>
            <text:list text:continue-numbering="true" text:style-name="L2">
              <text:list-header>
                <text:p/>
              </text:list-header>
            </text:list>
          </draw:text-box>
        </draw:frame>
        <draw:frame draw:style-name="gr2" draw:text-style-name="P10" draw:layer="layout" svg:width="19.738cm" svg:height="0.963cm" svg:x="4.9cm" svg:y="18.288cm">
          <draw:text-box>
            <text:p><text:span text:style-name="T9"><text:a xlink:href="https://www.gnu.org/software/make/manual/html_node/Rule-Introduction.html" xlink:type="simple">https://www.gnu.org/software/make/manual/html_node/Rule-Introduction.html</text:a></text:span></text:p>
          </draw:text-box>
        </draw:frame>
        <presentation:notes draw:style-name="dp2">
          <draw:page-thumbnail draw:style-name="gr1" draw:layer="layout" svg:width="13.97cm" svg:height="10.465cm" svg:x="3.81cm" svg:y="2.134cm" draw:page-number="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6" draw:style-name="dp1" draw:master-page-name="No-Logo_20_Content" presentation:presentation-page-layout-name="AL2T1">
        <draw:frame presentation:style-name="pr4" draw:text-style-name="P5" draw:layer="layout" svg:width="20.93cm" svg:height="2.743cm" svg:x="2.286cm" svg:y="0.711cm" presentation:class="title" presentation:user-transformed="true">
          <draw:text-box>
            <text:p><text:span text:style-name="T5">Dependencies</text:span></text:p>
          </draw:text-box>
        </draw:frame>
        <draw:frame draw:style-name="gr2" draw:text-style-name="P10" draw:layer="layout" svg:width="19.738cm" svg:height="0.963cm" svg:x="4.9cm" svg:y="18.288cm">
          <draw:text-box>
            <text:p><text:span text:style-name="T9"><text:a xlink:href="https://www.gnu.org/software/make/manual/html_node/Rule-Introduction.html" xlink:type="simple">https://www.gnu.org/software/make/manual/html_node/Rule-Introduction.html</text:a></text:span></text:p>
          </draw:text-box>
        </draw:frame>
        <draw:frame presentation:style-name="pr5" draw:layer="layout" svg:width="10.922cm" svg:height="12.803cm" svg:x="13.716cm" svg:y="3.745cm" presentation:class="outline" presentation:user-transformed="true">
          <draw:text-box>
            <text:list text:style-name="L2">
              <text:list-header>
                <text:p><text:span text:style-name="T10">pdf: png svg fo</text:span></text:p>
                <text:p><text:span text:style-name="T10">fo: profiled_XML</text:span></text:p>
                <text:p><text:span text:style-name="T10">profiled_XML: validate XML</text:span></text:p>
                <text:p><text:span text:style-name="T10">.validate: XML</text:span></text:p>
                <text:p><text:span text:style-name="T10">svg: dia svg</text:span></text:p>
                <text:p/>
              </text:list-header>
            </text:list>
          </draw:text-box>
        </draw:frame>
        <draw:frame draw:style-name="gr3" draw:text-style-name="P11" draw:layer="layout" svg:width="13.987cm" svg:height="13.31cm" svg:x="0.999cm" svg:y="3.454cm">
          <draw:image xlink:href="Pictures/100002010000027200000211F2DC051C.png" xlink:type="simple" xlink:show="embed" xlink:actuate="onLoad">
            <text:p/>
          </draw:image>
        </draw:frame>
        <presentation:notes draw:style-name="dp2">
          <draw:page-thumbnail draw:style-name="gr1" draw:layer="layout" svg:width="13.97cm" svg:height="10.465cm" svg:x="3.81cm" svg:y="2.134cm" draw:page-number="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7" draw:style-name="dp1" draw:master-page-name="Break" presentation:presentation-page-layout-name="AL3T19">
        <draw:frame presentation:style-name="pr7" draw:text-style-name="P1" draw:layer="layout" svg:width="20.884cm" svg:height="3.18cm" svg:x="2.286cm" svg:y="7.366cm" presentation:class="title" presentation:user-transformed="true">
          <draw:text-box>
            <text:p>Exercise 1<text:line-break/><text:span text:style-name="T11">example/01_basic</text:span></text:p>
          </draw:text-box>
        </draw:frame>
        <draw:frame presentation:style-name="pr8" draw:text-style-name="P12" draw:layer="layout" svg:width="14.58cm" svg:height="4.318cm" svg:x="8.636cm" svg:y="11.684cm" presentation:class="outline" presentation:user-transformed="true">
          <draw:text-box>
            <text:list text:style-name="L3">
              <text:list-item>
                <text:p><text:span text:style-name="T12">Write a Makefile that converts </text:span><text:span text:style-name="T13">song.flac</text:span><text:span text:style-name="T12"> to </text:span><text:span text:style-name="T13">mp3/song.mp3</text:span></text:p>
              </text:list-item>
              <text:list-item>
                <text:p><text:span text:style-name="T12">Fetch a cover with glyrc (</text:span><text:span text:style-name="T13">mp3/cover.jpeg</text:span><text:span text:style-name="T12">)</text:span></text:p>
              </text:list-item>
              <text:list-item>
                <text:p><text:span text:style-name="T12">Run the Makefile multiple times and explain what happens</text:span></text:p>
              </text:list-item>
              <text:list-item>
                <text:p><text:span text:style-name="T12">Optimize the Makefile to avoid unnecessary rebuilds</text:span></text:p>
              </text:list-item>
            </text:list>
          </draw:text-box>
        </draw:frame>
        <presentation:notes draw:style-name="dp2">
          <draw:page-thumbnail draw:style-name="gr1" draw:layer="layout" svg:width="13.97cm" svg:height="10.465cm" svg:x="3.81cm" svg:y="2.134cm" draw:page-number="7" presentation:class="page"/>
          <draw:frame presentation:style-name="pr9" draw:text-style-name="P13" draw:layer="layout" svg:width="17.271cm" svg:height="12.572cm" svg:x="2.159cm" svg:y="13.271cm" presentation:class="notes">
            <draw:text-box>
              <text:list text:style-name="L4">
                <text:list-item>
                  <text:p><text:span text:style-name="T14">Invoking</text:span></text:p>
                  <text:list>
                    <text:list-item>
                      <text:p><text:span text:style-name="T14">“</text:span><text:span text:style-name="T14">source” and makefile are stored in the same directory</text:span></text:p>
                    </text:list-item>
                    <text:list-item>
                      <text:p><text:span text:style-name="T14">makefile is name “Makefile”</text:span></text:p>
                    </text:list-item>
                    <text:list-item>
                      <text:p><text:span text:style-name="T14">make is executed in the same directory the Makefile is located</text:span></text:p>
                    </text:list-item>
                    <text:list-item>
                      <text:p><text:span text:style-name="T14">=&gt; first target is executed</text:span></text:p>
                    </text:list-item>
                  </text:list>
                </text:list-item>
                <text:list-item>
                  <text:p><text:span text:style-name="T14">show how to invoke targets explicitly</text:span></text:p>
                </text:list-item>
                <text:list-item>
                  <text:p><text:span text:style-name="T14">Order (last target is executed first)</text:span></text:p>
                </text:list-item>
                <text:list-item>
                  <text:p><text:span text:style-name="T14">show rebuild minimizing by</text:span></text:p>
                  <text:list>
                    <text:list-item>
                      <text:p><text:span text:style-name="T14">running make again</text:span></text:p>
                    </text:list-item>
                    <text:list-item>
                      <text:p><text:span text:style-name="T14">run make -B (unconditionall make all targets)</text:span></text:p>
                    </text:list-item>
                    <text:list-item>
                      <text:p><text:span text:style-name="T14">deleting albumcover.jpeg and running make again</text:span></text:p>
                      <text:list>
                        <text:list-item>
                          <text:p><text:span text:style-name="T14">why is mp3/ regenerated</text:span></text:p>
                        </text:list-item>
                        <text:list-item>
                          <text:p><text:span text:style-name="T14">why is song.mp3 regenerated</text:span></text:p>
                        </text:list-item>
                      </text:list>
                    </text:list-item>
                  </text:list>
                </text:list-item>
                <text:list-item>
                  <text:p><text:span text:style-name="T14">debugging: remake –debug=b</text:span></text:p>
                </text:list-item>
              </text:list>
            </draw:text-box>
          </draw:frame>
        </presentation:notes>
      </draw:page>
      <draw:page draw:name="page8"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Summary Exercise 1</text:span></text:p>
          </draw:text-box>
        </draw:frame>
        <draw:frame presentation:style-name="pr5" draw:layer="layout" svg:width="20.93cm" svg:height="12.573cm" svg:x="2.286cm" svg:y="4.039cm" presentation:class="outline" presentation:user-transformed="true">
          <draw:text-box>
            <text:list text:style-name="L2">
              <text:list-item>
                <text:p><text:span text:style-name="T15">commands </text:span><text:span text:style-name="T16">always</text:span><text:span text:style-name="T15"> need to be prepended with a &lt;tab&gt; </text:span></text:p>
              </text:list-item>
              <text:list-item>
                <text:p><text:span text:style-name="T15">long command lines can be continued using \</text:span></text:p>
              </text:list-item>
              <text:list-item>
                <text:p><text:span text:style-name="T15">use # at the beginning of the line for comments (Note: within commands these lines are forwarded to the shell)</text:span></text:p>
              </text:list-item>
              <text:list-item>
                <text:p><text:span text:style-name="T15">although the order of targets does not matter (apart from the first one), they are usually written in top down order</text:span></text:p>
              </text:list-item>
              <text:list-item>
                <text:p>the default target is usually called <text:span text:style-name="T17">all</text:span> and listed first</text:p>
              </text:list-item>
            </text:list>
          </draw:text-box>
        </draw:frame>
        <presentation:notes draw:style-name="dp2">
          <draw:page-thumbnail draw:style-name="gr1" draw:layer="layout" svg:width="13.97cm" svg:height="10.465cm" svg:x="3.81cm" svg:y="2.134cm" draw:page-number="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9"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Summary Exercise 1 (continued)</text:span></text:p>
          </draw:text-box>
        </draw:frame>
        <draw:frame presentation:style-name="pr5" draw:layer="layout" svg:width="20.93cm" svg:height="12.573cm" svg:x="2.286cm" svg:y="4.039cm" presentation:class="outline" presentation:user-transformed="true">
          <draw:text-box>
            <text:list text:style-name="L2">
              <text:list-item>
                <text:p>just running <text:span text:style-name="T18">make</text:span> automatically uses <text:span text:style-name="T17">Makefile</text:span> in the current directory and builds the first target</text:p>
              </text:list-item>
              <text:list-item>
                <text:p>to build a certain target, run <text:span text:style-name="T18">make &lt;target&gt;</text:span></text:p>
              </text:list-item>
              <text:list-item>
                <text:p>to specify a certain make file, run <text:span text:style-name="T18">make -f &lt;makefile&gt;</text:span></text:p>
              </text:list-item>
              <text:list-item>
                <text:p><text:span text:style-name="T15">for debugging run </text:span><text:span text:style-name="T18">make –debug=b</text:span><text:span text:style-name="T15"> (preferably use </text:span><text:span text:style-name="T19">remake</text:span><text:span text:style-name="T15">)</text:span></text:p>
              </text:list-item>
              <text:list-item>
                <text:p><text:span text:style-name="T15">always check whether your dependencies are correct by using make's debug mode</text:span></text:p>
              </text:list-item>
            </text:list>
          </draw:text-box>
        </draw:frame>
        <presentation:notes draw:style-name="dp2">
          <draw:page-thumbnail draw:style-name="gr1" draw:layer="layout" svg:width="13.97cm" svg:height="10.465cm" svg:x="3.81cm" svg:y="2.134cm" draw:page-number="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0"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Rules</text:span></text:p>
          </draw:text-box>
        </draw:frame>
        <draw:frame presentation:style-name="pr5" draw:layer="layout" svg:width="20.93cm" svg:height="12.573cm" svg:x="2.286cm" svg:y="4.039cm" presentation:class="outline" presentation:user-transformed="true">
          <draw:text-box>
            <text:list text:style-name="L2">
              <text:list-item>
                <text:p>a rule may contain more than one target, prerequisites are valid for all targets listed</text:p>
              </text:list-item>
              <text:list-item>
                <text:p>a rule can be listed more than once</text:p>
              </text:list-item>
              <text:list-item>
                <text:p>a rule can only have one command block (aka recipe)</text:p>
              </text:list-item>
            </text:list>
            <text:p text:style-name="P14"><text:span text:style-name="T7">foo1 foo2: bar1 bar2</text:span></text:p>
            <text:p text:style-name="P15"><text:span text:style-name="T7">foo1:</text:span></text:p>
            <text:p text:style-name="P14"><text:span text:style-name="T7">→ </text:span><text:span text:style-name="T7">command1</text:span></text:p>
            <text:p text:style-name="P15"><text:span text:style-name="T7">foo2: bar3</text:span></text:p>
            <text:p text:style-name="P14"><text:span text:style-name="T7">→ </text:span><text:span text:style-name="T7">command</text:span></text:p>
            <text:p text:style-name="P15"><text:span text:style-name="T20">foo1:</text:span></text:p>
            <text:p text:style-name="P14"><text:span text:style-name="T20">→ </text:span><text:span text:style-name="T20">command2</text:span><text:span text:style-name="T20"><text:tab/></text:span><text:span text:style-name="T20"><text:tab/></text:span><text:span text:style-name="T20">WRONG!</text:span></text:p>
          </draw:text-box>
        </draw:frame>
        <draw:frame draw:style-name="gr4" draw:text-style-name="P16" draw:layer="layout" svg:width="16.889cm" svg:height="0.963cm" svg:x="7.874cm" svg:y="18.288cm">
          <draw:text-box>
            <text:p><text:span text:style-name="T21"><text:a xlink:href="https://www.gnu.org/software/make/manual/html_node/Rules.html" xlink:type="simple">https://www.gnu.org/software/make/manual/html_node/Rules.html</text:a></text:span></text:p>
          </draw:text-box>
        </draw:frame>
        <presentation:notes draw:style-name="dp2">
          <draw:page-thumbnail draw:style-name="gr1" draw:layer="layout" svg:width="13.97cm" svg:height="10.465cm" svg:x="3.81cm" svg:y="2.134cm" draw:page-number="1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1"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Rule Types</text:span></text:p>
          </draw:text-box>
        </draw:frame>
        <draw:frame presentation:style-name="pr5" draw:layer="layout" svg:width="20.93cm" svg:height="12.573cm" svg:x="2.286cm" svg:y="4.039cm" presentation:class="outline" presentation:user-transformed="true">
          <draw:text-box>
            <text:list text:style-name="L2">
              <text:list-item>
                <text:p>explicit Rules (see above)</text:p>
                <text:list>
                  <text:list-item>
                    <text:p>target is one or more files (command produces files)</text:p>
                  </text:list-item>
                </text:list>
              </text:list-item>
              <text:list-item>
                <text:p>PHONY Rules</text:p>
                <text:list>
                  <text:list-item>
                    <text:p>target is not a file (for commands that do not produce a file)</text:p>
                  </text:list-item>
                  <text:list-item>
                    <text:p>PHONY are always considered as outdated (will always be rebuilt)</text:p>
                  </text:list-item>
                  <text:list-item>
                    <text:p>to avoid problems with existing files, declare target as PHONY:</text:p>
                  </text:list-item>
                </text:list>
              </text:list-item>
            </text:list>
            <text:p text:style-name="P14"><text:span text:style-name="T7">.PHONY: all</text:span></text:p>
            <text:p text:style-name="P14"><text:span text:style-name="T7">all: mp3/song.mp3 mp3/albumcover.jpeg</text:span></text:p>
            <text:list text:continue-numbering="true" text:style-name="L2">
              <text:list-item>
                <text:list>
                  <text:list-item>
                    <text:p>PHONY rules are always rebuilt</text:p>
                  </text:list-item>
                  <text:list-item>
                    <text:p>common PHONY targets: <text:span text:style-name="T17">all</text:span>, <text:span text:style-name="T17">install</text:span>, <text:span text:style-name="T17">clean</text:span>, <text:span text:style-name="T17">check</text:span>, ...</text:p>
                  </text:list-item>
                </text:list>
              </text:list-item>
            </text:list>
          </draw:text-box>
        </draw:frame>
        <draw:frame draw:style-name="gr5" draw:text-style-name="P16" draw:layer="layout" svg:width="19.078cm" svg:height="0.963cm" svg:x="5.588cm" svg:y="18.288cm">
          <draw:text-box>
            <text:p><text:span text:style-name="T21"><text:a xlink:href="https://www.gnu.org/software/make/manual/html_node/Phony-Targets.html" xlink:type="simple">https://www.gnu.org/software/make/manual/html_node/Phony-Targets.html</text:a></text:span></text:p>
          </draw:text-box>
        </draw:frame>
        <presentation:notes draw:style-name="dp2">
          <draw:page-thumbnail draw:style-name="gr1" draw:layer="layout" svg:width="13.97cm" svg:height="10.465cm" svg:x="3.81cm" svg:y="2.134cm" draw:page-number="1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2"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Rule Types (continued)</text:span></text:p>
          </draw:text-box>
        </draw:frame>
        <draw:frame presentation:style-name="pr5" draw:layer="layout" svg:width="20.93cm" svg:height="12.573cm" svg:x="2.286cm" svg:y="4.039cm" presentation:class="outline" presentation:user-transformed="true">
          <draw:text-box>
            <text:list text:style-name="L2">
              <text:list-item>
                <text:p>empty Rules</text:p>
                <text:list>
                  <text:list-item>
                    <text:p>target is not a file (for commands that do not produce a file)</text:p>
                  </text:list-item>
                  <text:list-item>
                    <text:p>used for commands that should not be rebuilt every time</text:p>
                  </text:list-item>
                  <text:list-item>
                    <text:p>create an empty file with the same name as target (with touch) which will be used as a timestamp</text:p>
                  </text:list-item>
                </text:list>
              </text:list-item>
            </text:list>
            <text:p text:style-name="P14"><text:span text:style-name="T7">all: foo bar </text:span></text:p>
            <text:p text:style-name="P15"><text:span text:style-name="T7">bar: foo</text:span></text:p>
            <text:p text:style-name="P15"><text:span text:style-name="T7">→ </text:span><text:span text:style-name="T7">command</text:span></text:p>
            <text:p text:style-name="P14"><text:span text:style-name="T7">→ </text:span><text:span text:style-name="T7">touch bar</text:span></text:p>
          </draw:text-box>
        </draw:frame>
        <draw:frame draw:style-name="gr6" draw:text-style-name="P16" draw:layer="layout" svg:width="19.11cm" svg:height="0.963cm" svg:x="5.528cm" svg:y="18.288cm">
          <draw:text-box>
            <text:p><text:span text:style-name="T21"><text:a xlink:href="https://www.gnu.org/software/make/manual/html_node/Empty-Targets.html" xlink:type="simple">https://www.gnu.org/software/make/manual/html_node/Empty-Targets.html</text:a></text:span></text:p>
          </draw:text-box>
        </draw:frame>
        <presentation:notes draw:style-name="dp2">
          <draw:page-thumbnail draw:style-name="gr1" draw:layer="layout" svg:width="13.97cm" svg:height="10.465cm" svg:x="3.81cm" svg:y="2.134cm" draw:page-number="1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3"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Shell Syntax in Recipies</text:span></text:p>
          </draw:text-box>
        </draw:frame>
        <draw:frame draw:style-name="gr6" draw:text-style-name="P16" draw:layer="layout" svg:width="19.11cm" svg:height="0.963cm" svg:x="5.528cm" svg:y="18.288cm">
          <draw:text-box>
            <text:p><text:span text:style-name="T21"><text:a xlink:href="https://www.gnu.org/software/make/manual/html_node/Empty-Targets.html" xlink:type="simple">https://www.gnu.org/software/make/manual/html_node/Empty-Targets.html</text:a></text:span></text:p>
          </draw:text-box>
        </draw:frame>
        <draw:frame draw:style-name="standard" draw:layer="layout" svg:width="20.825cm" svg:height="11.81cm" svg:x="2.54cm" svg:y="3.81cm">
          <table:table table:template-name="bw" table:use-first-row-styles="true" table:use-banding-rows-styles="true">
            <table:table-column table:style-name="co1"/>
            <table:table-column table:style-name="co2"/>
            <table:table-row table:style-name="ro1">
              <table:table-cell table:style-name="ce1">
                <text:p text:style-name="P17"><text:span text:style-name="T22">Shell</text:span></text:p>
              </table:table-cell>
              <table:table-cell table:style-name="ce2">
                <text:p text:style-name="P17">Make</text:p>
              </table:table-cell>
            </table:table-row>
            <table:table-row table:style-name="ro2" table:default-cell-style-name="ce3">
              <table:table-cell>
                <text:p><text:span text:style-name="T23">for i in 5 4 3 2 1 0; do</text:span></text:p>
                <text:p><text:span text:style-name="T23"><text:s text:c="2"/></text:span><text:span text:style-name="T23">echo “Countdown $i”</text:span></text:p>
                <text:p><text:span text:style-name="T23">done</text:span></text:p>
              </table:table-cell>
              <table:table-cell>
                <text:p><text:span text:style-name="T23">for i in 5 4 3 2 1 0; \</text:span></text:p>
                <text:p><text:span text:style-name="T23">do \</text:span></text:p>
                <text:p><text:span text:style-name="T23"><text:s text:c="2"/></text:span><text:span text:style-name="T23">echo “Countdown $$i”; \</text:span></text:p>
                <text:p><text:span text:style-name="T23">done</text:span></text:p>
              </table:table-cell>
            </table:table-row>
            <table:table-row table:style-name="ro3">
              <table:table-cell table:style-name="ce4">
                <text:p>i<text:span text:style-name="T23">f [ ! -d $dir ]; then</text:span></text:p>
                <text:p><text:span text:style-name="T23"><text:s text:c="2"/></text:span><text:span text:style-name="T23">mkdir -p $d</text:span></text:p>
                <text:p><text:span text:style-name="T23"><text:s text:c="2"/></text:span><text:span text:style-name="T23">run-a-command -with -lots \ <text:s text:c="4"/>-of -options</text:span></text:p>
                <text:p><text:span text:style-name="T23">else</text:span></text:p>
                <text:p><text:span text:style-name="T23"><text:s text:c="2"/></text:span><text:span text:style-name="T23">echo “$dir exists”</text:span></text:p>
                <text:p><text:span text:style-name="T23">fi</text:span></text:p>
              </table:table-cell>
              <table:table-cell table:style-name="ce5">
                <text:p><text:span text:style-name="T23">if [ ! -d $(dir) ]; \</text:span></text:p>
                <text:p><text:span text:style-name="T23">then \</text:span></text:p>
                <text:p><text:span text:style-name="T23"><text:s text:c="2"/></text:span><text:span text:style-name="T23">mkdir -p $(dir); \</text:span></text:p>
                <text:p><text:span text:style-name="T23"><text:s text:c="2"/></text:span><text:span text:style-name="T23">run-a-command -with -lots \ <text:s text:c="4"/>-of -options; \</text:span></text:p>
                <text:p><text:span text:style-name="T23">else \</text:span></text:p>
                <text:p><text:span text:style-name="T23"><text:s text:c="2"/></text:span><text:span text:style-name="T23">echo “$(dir) exists”; \</text:span></text:p>
                <text:p><text:span text:style-name="T23">fi</text:span></text:p>
              </table:table-cell>
            </table:table-row>
          </table:table>
          <draw:image xlink:href="Pictures/TablePreview1.svm" xlink:type="simple" xlink:show="embed" xlink:actuate="onLoad"/>
        </draw:frame>
        <presentation:notes draw:style-name="dp2">
          <draw:page-thumbnail draw:style-name="gr1" draw:layer="layout" svg:width="13.97cm" svg:height="10.465cm" svg:x="3.81cm" svg:y="2.134cm" draw:page-number="1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4"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Variables</text:span></text:p>
          </draw:text-box>
        </draw:frame>
        <draw:frame presentation:style-name="pr5" draw:layer="layout" svg:width="20.93cm" svg:height="12.573cm" svg:x="2.286cm" svg:y="4.039cm" presentation:class="outline" presentation:user-transformed="true">
          <draw:text-box>
            <text:list text:style-name="L2">
              <text:list-item>
                <text:p>names must not include “:”, “#”, “=” (and whitespace)</text:p>
              </text:list-item>
              <text:list-item>
                <text:p>words are separated with “_” in names</text:p>
              </text:list-item>
              <text:list-item>
                <text:p>variables representing constants that can be changed externally by the user are written with uppercase letters</text:p>
              </text:list-item>
              <text:list-item>
                <text:p>internal variables are written with lowercase letters</text:p>
              </text:list-item>
              <text:list-item>
                <text:p>to expand a variable use the <text:span text:style-name="T7">$(</text:span><text:span text:style-name="T24">NAME</text:span><text:span text:style-name="T7">)</text:span> syntax</text:p>
              </text:list-item>
            </text:list>
          </draw:text-box>
        </draw:frame>
        <draw:frame draw:style-name="gr7" draw:text-style-name="P16" draw:layer="layout" svg:width="19.387cm" svg:height="0.963cm" svg:x="5.251cm" svg:y="18.288cm">
          <draw:text-box>
            <text:p><text:span text:style-name="T21"><text:a xlink:href="https://www.gnu.org/software/make/manual/html_node/Using-Variables.html" xlink:type="simple">https://www.gnu.org/software/make/manual/html_node/Using-Variables.html</text:a></text:span></text:p>
          </draw:text-box>
        </draw:frame>
        <presentation:notes draw:style-name="dp2">
          <draw:page-thumbnail draw:style-name="gr1" draw:layer="layout" svg:width="13.97cm" svg:height="10.465cm" svg:x="3.81cm" svg:y="2.134cm" draw:page-number="1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5" draw:style-name="dp1" draw:master-page-name="No-Logo_20_Content" presentation:presentation-page-layout-name="AL3T19">
        <draw:frame presentation:style-name="pr4" draw:text-style-name="P5" draw:layer="layout" svg:width="20.93cm" svg:height="2.743cm" svg:x="2.286cm" svg:y="0.711cm" presentation:class="title" presentation:user-transformed="true">
          <draw:text-box>
            <text:p><text:span text:style-name="T5">Variable Assignments</text:span></text:p>
          </draw:text-box>
        </draw:frame>
        <draw:frame presentation:style-name="pr5" draw:layer="layout" svg:width="20.93cm" svg:height="12.573cm" svg:x="2.286cm" svg:y="4.039cm" presentation:class="outline" presentation:user-transformed="true">
          <draw:text-box>
            <text:list text:style-name="L2">
              <text:list-item>
                <text:p>simple variables: <text:span text:style-name="T7">NAME := value</text:span></text:p>
                <text:list>
                  <text:list-item>
                    <text:p text:style-name="P18">variables will be expanded when the make file is parsed</text:p>
                  </text:list-item>
                  <text:list-item>
                    <text:p>undefined variables do not cause errors and are expanded to “nothing”</text:p>
                  </text:list-item>
                </text:list>
              </text:list-item>
              <text:list-item>
                <text:p>recursively expanded variables: <text:span text:style-name="T7">NAME = value</text:span> </text:p>
                <text:list>
                  <text:list-item>
                    <text:p text:style-name="P18">variables will be expanded <text:span text:style-name="T25">every</text:span> time they are used, value can be different each time: <text:span text:style-name="T26">time = $(shell date)</text:span></text:p>
                  </text:list-item>
                  <text:list-item>
                    <text:p>comes with a performance penalty, only use if really needed (do not use for constants)</text:p>
                  </text:list-item>
                </text:list>
              </text:list-item>
              <text:list-item>
                <text:p>append: <text:span text:style-name="T7">NAME := value1</text:span> … <text:span text:style-name="T7">NAME += value2</text:span></text:p>
                <text:list>
                  <text:list-item>
                    <text:p>expansion: immediate or deferred</text:p>
                  </text:list-item>
                </text:list>
              </text:list-item>
              <text:list-item>
                <text:p>conditional (only set if no value): <text:span text:style-name="T7">NAME ?= value</text:span></text:p>
                <text:list>
                  <text:list-item>
                    <text:p>expansion: deferred</text:p>
                  </text:list-item>
                </text:list>
              </text:list-item>
            </text:list>
          </draw:text-box>
        </draw:frame>
        <draw:frame draw:style-name="gr7" draw:text-style-name="P16" draw:layer="layout" svg:width="19.387cm" svg:height="0.963cm" svg:x="5.251cm" svg:y="18.288cm">
          <draw:text-box>
            <text:p><text:span text:style-name="T21"><text:a xlink:href="https://www.gnu.org/software/make/manual/html_node/Using-Variables.html" xlink:type="simple">https://www.gnu.org/software/make/manual/html_node/Using-Variables.html</text:a></text:span></text:p>
          </draw:text-box>
        </draw:frame>
        <presentation:notes draw:style-name="dp2">
          <draw:page-thumbnail draw:style-name="gr1" draw:layer="layout" svg:width="13.97cm" svg:height="10.465cm" svg:x="3.81cm" svg:y="2.134cm" draw:page-number="1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6" draw:style-name="dp1" draw:master-page-name="No-Logo_20_Content" presentation:presentation-page-layout-name="AL3T19">
        <draw:frame presentation:style-name="pr4" draw:text-style-name="P5" draw:layer="layout" svg:width="20.93cm" svg:height="2.743cm" svg:x="2.286cm" svg:y="0.711cm" presentation:class="title" presentation:user-transformed="true">
          <draw:text-box>
            <text:p><text:span text:style-name="T5">Variable Expansion</text:span></text:p>
          </draw:text-box>
        </draw:frame>
        <draw:frame presentation:style-name="pr5" draw:layer="layout" svg:width="20.93cm" svg:height="12.573cm" svg:x="2.286cm" svg:y="4.039cm" presentation:class="outline" presentation:user-transformed="true">
          <draw:text-box>
            <text:list text:style-name="L2">
              <text:list-item>
                <text:p>make files are parsed two times:</text:p>
                <text:list>
                  <text:list-item>
                    <text:p>first phase: read file, assign and expand variables, build dependency graph</text:p>
                  </text:list-item>
                  <text:list-item>
                    <text:p>second phase: analyze and traverse dependency graph</text:p>
                  </text:list-item>
                </text:list>
              </text:list-item>
              <text:list-item>
                <text:p>immediate expansion:</text:p>
                <text:list>
                  <text:list-header>
                    <text:p><text:span text:style-name="T10">NAME := value</text:span></text:p>
                    <text:p><text:span text:style-name="T10">NAME := value1</text:span> … <text:span text:style-name="T10">NAME += value2</text:span></text:p>
                  </text:list-header>
                </text:list>
              </text:list-item>
              <text:list-item>
                <text:p>deferred expansion:</text:p>
                <text:list>
                  <text:list-header>
                    <text:p><text:span text:style-name="T10">NAME = value</text:span></text:p>
                    <text:p><text:span text:style-name="T10">NAME = value1 </text:span><text:span text:style-name="T27">…</text:span><text:span text:style-name="T10"> NAME += value2</text:span></text:p>
                    <text:p><text:span text:style-name="T10">NAME ?= value</text:span></text:p>
                  </text:list-header>
                </text:list>
              </text:list-item>
            </text:list>
          </draw:text-box>
        </draw:frame>
        <draw:frame draw:style-name="gr8" draw:text-style-name="P16" draw:layer="layout" svg:width="17.296cm" svg:height="0.963cm" svg:x="7.342cm" svg:y="18.288cm">
          <draw:text-box>
            <text:p><text:span text:style-name="T21"><text:a xlink:href="https://www.gnu.org/software/make/manual/html_node/Flavors.html" xlink:type="simple">https://www.gnu.org/software/make/manual/html_node/Flavors.html</text:a></text:span></text:p>
          </draw:text-box>
        </draw:frame>
        <presentation:notes draw:style-name="dp2">
          <draw:page-thumbnail draw:style-name="gr1" draw:layer="layout" svg:width="13.97cm" svg:height="10.465cm" svg:x="3.81cm" svg:y="2.134cm" draw:page-number="1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7"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Target-specific Variables</text:span></text:p>
          </draw:text-box>
        </draw:frame>
        <draw:frame presentation:style-name="pr5" draw:layer="layout" svg:width="20.93cm" svg:height="12.573cm" svg:x="2.286cm" svg:y="4.039cm" presentation:class="outline" presentation:user-transformed="true">
          <draw:text-box>
            <text:list text:style-name="L2">
              <text:list-item>
                <text:p>can be used to overwrite existing variable for a specific target <text:span text:style-name="T25">and</text:span> its dependencies</text:p>
              </text:list-item>
              <text:list-item>
                <text:p>assignment as with regular variables</text:p>
              </text:list-item>
              <text:list-item>
                <text:p>will only be expanded when target is processed</text:p>
              </text:list-item>
            </text:list>
            <text:p text:style-name="P15"><text:span text:style-name="T7">NAME := value1</text:span></text:p>
            <text:p text:style-name="P14"><text:span text:style-name="T28">...</text:span></text:p>
            <text:p text:style-name="P15"><text:span text:style-name="T7">target: NAME := value2</text:span></text:p>
            <text:p text:style-name="P15"><text:span text:style-name="T7">target: prereq1</text:span></text:p>
            <text:p text:style-name="P14"><text:span text:style-name="T7">→ </text:span><text:span text:style-name="T7">commands</text:span></text:p>
          </draw:text-box>
        </draw:frame>
        <draw:frame draw:style-name="gr9" draw:text-style-name="P16" draw:layer="layout" svg:width="20.643cm" svg:height="0.963cm" svg:x="4.219cm" svg:y="18.288cm">
          <draw:text-box>
            <text:p><text:span text:style-name="T21"><text:a xlink:href="https://www.gnu.org/software/make/manual/html_node/Target_002dspecific.html" xlink:type="simple">https://www.gnu.org/software/make/manual/html_node/Target_002dspecific.html</text:a></text:span></text:p>
          </draw:text-box>
        </draw:frame>
        <presentation:notes draw:style-name="dp2">
          <draw:page-thumbnail draw:style-name="gr1" draw:layer="layout" svg:width="13.97cm" svg:height="10.465cm" svg:x="3.81cm" svg:y="2.134cm" draw:page-number="1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8" draw:style-name="dp1" draw:master-page-name="No-Logo_20_Content" presentation:presentation-page-layout-name="AL3T19">
        <draw:frame presentation:style-name="pr4" draw:text-style-name="P5" draw:layer="layout" svg:width="20.93cm" svg:height="2.743cm" svg:x="2.286cm" svg:y="0.711cm" presentation:class="title" presentation:user-transformed="true">
          <draw:text-box>
            <text:p><text:span text:style-name="T5">Variable Origin</text:span></text:p>
          </draw:text-box>
        </draw:frame>
        <draw:frame presentation:style-name="pr5" draw:layer="layout" svg:width="20.93cm" svg:height="12.573cm" svg:x="2.286cm" svg:y="4.039cm" presentation:class="outline" presentation:user-transformed="true">
          <draw:text-box>
            <text:list text:style-name="L2">
              <text:list-item>
                <text:p>as defined in the make file (see above)</text:p>
              </text:list-item>
              <text:list-item>
                <text:p>as defined on the command line</text:p>
                <text:list>
                  <text:list-item>
                    <text:p><text:span text:style-name="T29">make NAME:=value</text:span><text:span text:style-name="T30"> / </text:span><text:span text:style-name="T31">make NAME=value</text:span></text:p>
                  </text:list-item>
                  <text:list-item>
                    <text:p>will overwrite definitions in the make file</text:p>
                  </text:list-item>
                </text:list>
              </text:list-item>
              <text:list-item>
                <text:p>from the shell environment</text:p>
                <text:list>
                  <text:list-item>
                    <text:p>the complete shell environment will be imported</text:p>
                  </text:list-item>
                  <text:list-item>
                    <text:p>will be overwritten by assignments on the command line or the make file (can be prevented by calling <text:span text:style-name="T32">make -e</text:span>)</text:p>
                  </text:list-item>
                </text:list>
              </text:list-item>
            </text:list>
          </draw:text-box>
        </draw:frame>
        <draw:frame draw:style-name="gr10" draw:text-style-name="P16" draw:layer="layout" svg:width="17.245cm" svg:height="0.963cm" svg:x="7.393cm" svg:y="18.288cm">
          <draw:text-box>
            <text:p><text:span text:style-name="T21"><text:a xlink:href="https://www.gnu.org/software/make/manual/html_node/Values.html" xlink:type="simple">https://www.gnu.org/software/make/manual/html_node/Values.html</text:a></text:span></text:p>
          </draw:text-box>
        </draw:frame>
        <presentation:notes draw:style-name="dp2">
          <draw:page-thumbnail draw:style-name="gr1" draw:layer="layout" svg:width="13.97cm" svg:height="10.465cm" svg:x="3.81cm" svg:y="2.134cm" draw:page-number="1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9" draw:style-name="dp1" draw:master-page-name="No-Logo_20_Content" presentation:presentation-page-layout-name="AL3T19">
        <draw:frame presentation:style-name="pr4" draw:text-style-name="P5" draw:layer="layout" svg:width="20.93cm" svg:height="2.743cm" svg:x="2.286cm" svg:y="0.711cm" presentation:class="title" presentation:user-transformed="true">
          <draw:text-box>
            <text:p><text:span text:style-name="T5">Automatic Variables</text:span></text:p>
          </draw:text-box>
        </draw:frame>
        <draw:frame draw:style-name="gr3" draw:text-style-name="P11" draw:layer="layout" svg:width="17.276cm" svg:height="5.397cm" svg:x="2.032cm" svg:y="3.811cm">
          <draw:image xlink:href="Pictures/100002010000028D000000CCAA1529A7.png" xlink:type="simple" xlink:show="embed" xlink:actuate="onLoad">
            <text:p/>
          </draw:image>
        </draw:frame>
        <draw:frame presentation:style-name="pr10" draw:layer="layout" svg:width="20.93cm" svg:height="6.96cm" svg:x="2.286cm" svg:y="9.652cm" presentation:class="outline" presentation:user-transformed="true">
          <draw:text-box>
            <text:list text:style-name="L2">
              <text:list-item>
                <text:p><text:span text:style-name="T33">$?</text:span>: all prerequisites that are newer than the target</text:p>
              </text:list-item>
              <text:list-item>
                <text:p><text:span text:style-name="T34">$+</text:span>: like <text:span text:style-name="T34">$^</text:span>, but also contains duplicates</text:p>
              </text:list-item>
              <text:list-item>
                <text:p><text:span text:style-name="T34">$*</text:span>: basename of target</text:p>
              </text:list-item>
            </text:list>
          </draw:text-box>
        </draw:frame>
        <draw:frame draw:style-name="gr11" draw:text-style-name="P19" draw:layer="layout" svg:width="22.927cm" svg:height="0.963cm" svg:x="1.965cm" svg:y="18.288cm">
          <draw:text-box>
            <text:p><text:a xlink:href="https://www.gnu.org/software/make/manual/html_node/Automatic-Variables.html" xlink:type="simple">https://www.gnu.org/software/make/manual/html_node/Automatic-Variables.html</text:a></text:p>
          </draw:text-box>
        </draw:frame>
        <presentation:notes draw:style-name="dp2">
          <draw:page-thumbnail draw:style-name="gr1" draw:layer="layout" svg:width="13.97cm" svg:height="10.465cm" svg:x="3.81cm" svg:y="2.134cm" draw:page-number="1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0" draw:style-name="dp1" draw:master-page-name="Break" presentation:presentation-page-layout-name="AL3T19">
        <draw:frame presentation:style-name="pr7" draw:text-style-name="P1" draw:layer="layout" svg:width="20.884cm" svg:height="3.18cm" svg:x="2.286cm" svg:y="7.366cm" presentation:class="title" presentation:user-transformed="true">
          <draw:text-box>
            <text:p>Exercise 2<text:line-break/><text:span text:style-name="T11">example/02_rules_variables</text:span></text:p>
          </draw:text-box>
        </draw:frame>
        <draw:frame presentation:style-name="pr11" draw:text-style-name="P12" draw:layer="layout" svg:width="14.58cm" svg:height="4.318cm" svg:x="8.636cm" svg:y="11.684cm" presentation:class="outline" presentation:user-transformed="true">
          <draw:text-box>
            <text:list text:style-name="L3">
              <text:list-item>
                <text:p><text:span text:style-name="T12">The flac file is now located in </text:span><text:span text:style-name="T13">flac/</text:span></text:p>
              </text:list-item>
              <text:list-item>
                <text:p><text:span text:style-name="T12">Add a rule to apply replay gain to the mp3 file</text:span></text:p>
              </text:list-item>
              <text:list-item>
                <text:p><text:span text:style-name="T12">Make use of all three rule types</text:span></text:p>
              </text:list-item>
              <text:list-item>
                <text:p><text:span text:style-name="T12">Replace file names in rules with variables</text:span></text:p>
              </text:list-item>
              <text:list-item>
                <text:p><text:span text:style-name="T12">Use long options in commands (if available)</text:span></text:p>
              </text:list-item>
            </text:list>
          </draw:text-box>
        </draw:frame>
        <presentation:notes draw:style-name="dp2">
          <draw:page-thumbnail draw:style-name="gr1" draw:layer="layout" svg:width="13.97cm" svg:height="10.465cm" svg:x="3.81cm" svg:y="2.134cm" draw:page-number="20" presentation:class="page"/>
          <draw:frame presentation:style-name="pr12" draw:text-style-name="P13" draw:layer="layout" svg:width="17.271cm" svg:height="12.572cm" svg:x="2.159cm" svg:y="13.271cm" presentation:class="notes" presentation:placeholder="true" presentation:user-transformed="true">
            <draw:text-box/>
          </draw:frame>
        </presentation:notes>
      </draw:page>
      <draw:page draw:name="page21"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Summary Exercise 2</text:span></text:p>
          </draw:text-box>
        </draw:frame>
        <draw:frame presentation:style-name="pr5" draw:layer="layout" svg:width="20.93cm" svg:height="12.573cm" svg:x="2.286cm" svg:y="4.039cm" presentation:class="outline" presentation:user-transformed="true">
          <draw:text-box>
            <text:list text:style-name="L2">
              <text:list-item>
                <text:p>apart from the explicit rules, which produce files, two rule types exist, for recipies that do not produce files:</text:p>
                <text:list>
                  <text:list-item>
                    <text:p>PHONY targets that always get rebuilt</text:p>
                  </text:list-item>
                  <text:list-item>
                    <text:p>Empty targets that use a file with the same name as the target as a cookie (time stamp)</text:p>
                  </text:list-item>
                </text:list>
              </text:list-item>
              <text:list-item>
                <text:p>make knows two variable types:</text:p>
                <text:list>
                  <text:list-item>
                    <text:p>simple variables (<text:span text:style-name="T33">a := b</text:span>), expanded immediately</text:p>
                  </text:list-item>
                  <text:list-item>
                    <text:p>recursively expanded variables (<text:span text:style-name="T33">a = b</text:span>), expanded deferred</text:p>
                  </text:list-item>
                </text:list>
              </text:list-item>
              <text:list-item>
                <text:p>variables usually have a global scope, target-specific variables are declared by prefixing with the target name (<text:span text:style-name="T33">target: a := b</text:span>) and are valid for the target and all its dependencies </text:p>
              </text:list-item>
            </text:list>
          </draw:text-box>
        </draw:frame>
        <presentation:notes draw:style-name="dp2">
          <draw:page-thumbnail draw:style-name="gr1" draw:layer="layout" svg:width="13.97cm" svg:height="10.465cm" svg:x="3.81cm" svg:y="2.134cm" draw:page-number="2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2"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Summary Exercise 2 (continued)</text:span></text:p>
          </draw:text-box>
        </draw:frame>
        <draw:frame presentation:style-name="pr5" draw:layer="layout" svg:width="20.93cm" svg:height="12.573cm" svg:x="2.286cm" svg:y="4.039cm" presentation:class="outline" presentation:user-transformed="true">
          <draw:text-box>
            <text:list text:style-name="L2">
              <text:list-item>
                <text:p>variables can be set on the command line; these settings take precedence over declarations within the make file</text:p>
              </text:list-item>
              <text:list-item>
                <text:p>the most important automatic variables are <text:span text:style-name="T34">$@</text:span> (target) and <text:span text:style-name="T34">$&lt;</text:span> (first prereqisite)</text:p>
              </text:list-item>
            </text:list>
          </draw:text-box>
        </draw:frame>
        <presentation:notes draw:style-name="dp2">
          <draw:page-thumbnail draw:style-name="gr1" draw:layer="layout" svg:width="13.97cm" svg:height="10.465cm" svg:x="3.81cm" svg:y="2.134cm" draw:page-number="2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3"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Pattern Rules</text:span></text:p>
          </draw:text-box>
        </draw:frame>
        <draw:frame presentation:style-name="pr5" draw:layer="layout" svg:width="20.93cm" svg:height="12.573cm" svg:x="2.286cm" svg:y="4.039cm" presentation:class="outline" presentation:user-transformed="true">
          <draw:text-box>
            <text:list text:style-name="L2">
              <text:list-item>
                <text:p>General rules determining how to create “a from b” (e.g. mp3 from flac)</text:p>
              </text:list-item>
              <text:list-item>
                <text:p>patterns use the “%” character for greedy wildcard matches; it is allowed only once per pattern</text:p>
              </text:list-item>
              <text:list-item>
                <text:p>“%” always matches the same string in target and prereqisite</text:p>
              </text:list-item>
            </text:list>
            <text:p text:style-name="P14"><text:span text:style-name="T10">%.mp3: %.flac</text:span></text:p>
            <text:p text:style-name="P14"><text:span text:style-name="T10">%: %.sh</text:span></text:p>
            <text:p text:style-name="P14"><text:span text:style-name="T10">%/foo: %/bar</text:span></text:p>
            <text:p text:style-name="P14"><text:span text:style-name="T10">%.txt: baz_%.txt</text:span></text:p>
          </draw:text-box>
        </draw:frame>
        <draw:frame draw:style-name="gr12" draw:text-style-name="P16" draw:layer="layout" svg:width="18.892cm" svg:height="0.963cm" svg:x="5.746cm" svg:y="18.235cm">
          <draw:text-box>
            <text:p><text:span text:style-name="T21"><text:a xlink:href="https://www.gnu.org/software/make/manual/html_node/Pattern-Rules.html" xlink:type="simple">https://www.gnu.org/software/make/manual/html_node/Pattern-Rules.html</text:a></text:span></text:p>
          </draw:text-box>
        </draw:frame>
        <draw:frame draw:style-name="gr13" draw:text-style-name="P16" draw:layer="layout" svg:width="18.837cm" svg:height="1.187cm" svg:x="6.052cm" svg:y="17.821cm">
          <draw:text-box>
            <text:p/>
          </draw:text-box>
        </draw:frame>
        <draw:frame draw:style-name="gr13" draw:text-style-name="P16" draw:layer="layout" svg:width="18.837cm" svg:height="1.187cm" svg:x="6.052cm" svg:y="17.821cm">
          <draw:text-box>
            <text:p/>
          </draw:text-box>
        </draw:frame>
        <presentation:notes draw:style-name="dp2">
          <draw:page-thumbnail draw:style-name="gr1" draw:layer="layout" svg:width="13.97cm" svg:height="10.465cm" svg:x="3.81cm" svg:y="2.134cm" draw:page-number="2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4"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Implicit Rules</text:span></text:p>
          </draw:text-box>
        </draw:frame>
        <draw:frame presentation:style-name="pr5" draw:layer="layout" svg:width="20.93cm" svg:height="12.573cm" svg:x="2.286cm" svg:y="4.039cm" presentation:class="outline" presentation:user-transformed="true">
          <draw:text-box>
            <text:list text:style-name="L2">
              <text:list-item>
                <text:p>built-In rules for the most common tasks for the following languages and tools:</text:p>
                <text:list>
                  <text:list-item>
                    <text:p>C, C++, Pascal, Fortran, Modula, TeX, Lisp,... cpp, yac, lex,...</text:p>
                  </text:list-item>
                </text:list>
              </text:list-item>
            </text:list>
            <text:p text:style-name="P14"><text:span text:style-name="T35">%.o: %.c</text:span></text:p>
            <text:p text:style-name="P20"><text:span text:style-name="T35">→ </text:span><text:span text:style-name="T36">$(COMPILE.c)</text:span><text:span text:style-name="T35"> </text:span><text:span text:style-name="T37">$(OUTPUT_OPTION)</text:span><text:span text:style-name="T35"> $&lt;</text:span></text:p>
            <text:p text:style-name="P14"><text:span text:style-name="T38">→ </text:span><text:span text:style-name="T39">$(CXX) $(CXXFLAGS) $(CPPFLAGS) $(TARGET_ARCH) -c</text:span><text:span text:style-name="T38"> </text:span><text:span text:style-name="T40">-o $@</text:span><text:span text:style-name="T38"> $&lt;</text:span></text:p>
            <text:p text:style-name="P14"><text:span text:style-name="T38">→ </text:span><text:span text:style-name="T39">g++ -c</text:span><text:span text:style-name="T38"> </text:span><text:span text:style-name="T40">-o $@</text:span><text:span text:style-name="T38"> $&lt;</text:span></text:p>
            <text:list text:continue-numbering="true" text:style-name="L2">
              <text:list-item>
                <text:p>list all implicit rules (platform/vendor-specific) with <text:span text:style-name="T17">make -p</text:span> in a directory without Makefile</text:p>
              </text:list-item>
            </text:list>
          </draw:text-box>
        </draw:frame>
        <draw:frame draw:style-name="gr14" draw:text-style-name="P21" draw:layer="layout" svg:width="18.841cm" svg:height="0.878cm" svg:x="5.84cm" svg:y="18.288cm">
          <draw:text-box>
            <text:p><text:span text:style-name="T21"><text:a xlink:href="https://www.gnu.org/software/make/manual/html_node/Implicit-Rules.html" xlink:type="simple">https://www.gnu.org/software/make/manual/html_node/Implicit-Rules.html</text:a></text:span></text:p>
          </draw:text-box>
        </draw:frame>
        <presentation:notes draw:style-name="dp2">
          <draw:page-thumbnail draw:style-name="gr1" draw:layer="layout" svg:width="13.97cm" svg:height="10.465cm" svg:x="3.81cm" svg:y="2.134cm" draw:page-number="2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5"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Excursion: Suffixes (outdated)</text:span></text:p>
          </draw:text-box>
        </draw:frame>
        <draw:frame presentation:style-name="pr5" draw:layer="layout" svg:width="20.93cm" svg:height="4.089cm" svg:x="2.286cm" svg:y="4.039cm" presentation:class="outline" presentation:user-transformed="true">
          <draw:text-box>
            <text:list text:style-name="L2">
              <text:list-item>
                <text:p>pattern rules not supported by all make versions</text:p>
              </text:list-item>
              <text:list-item>
                <text:p>portable rules are created via suffixes and can also be found in the implicit rules database of GNU make</text:p>
              </text:list-item>
            </text:list>
            <text:p/>
            <text:p text:style-name="P14"><text:span text:style-name="T7">.SUFFIXES: .c .o .sh</text:span></text:p>
            <text:p/>
          </draw:text-box>
        </draw:frame>
        <draw:frame draw:style-name="standard" draw:layer="layout" svg:width="14.698cm" svg:height="4.571cm" svg:x="6.692cm" svg:y="11.02cm">
          <table:table table:template-name="default" table:use-first-row-styles="true" table:use-banding-rows-styles="true">
            <table:table-column table:style-name="co3"/>
            <table:table-column table:style-name="co4"/>
            <table:table-row table:style-name="ro4">
              <table:table-cell table:style-name="ce6">
                <text:p><text:span text:style-name="T41">%.o: %.c</text:span></text:p>
              </table:table-cell>
              <table:table-cell table:style-name="ce7">
                <text:p><text:span text:style-name="T42">.c.o</text:span></text:p>
              </table:table-cell>
            </table:table-row>
            <table:table-row table:style-name="ro5" table:default-cell-style-name="ce7">
              <table:table-cell>
                <text:p><text:span text:style-name="T42">%: %.sh</text:span></text:p>
              </table:table-cell>
              <table:table-cell>
                <text:p><text:span text:style-name="T42">.sh</text:span></text:p>
              </table:table-cell>
            </table:table-row>
          </table:table>
          <draw:image xlink:href="Pictures/TablePreview2.svm" xlink:type="simple" xlink:show="embed" xlink:actuate="onLoad"/>
        </draw:frame>
        <draw:frame draw:style-name="gr15" draw:text-style-name="P16" draw:layer="layout" svg:width="18.481cm" svg:height="0.963cm" svg:x="6.159cm" svg:y="18.288cm">
          <draw:text-box>
            <text:p><text:span text:style-name="T21"><text:a xlink:href="https://www.gnu.org/software/make/manual/html_node/Suffix-Rules.html" xlink:type="simple">https://www.gnu.org/software/make/manual/html_node/Suffix-Rules.html</text:a></text:span></text:p>
          </draw:text-box>
        </draw:frame>
        <presentation:notes draw:style-name="dp2">
          <draw:page-thumbnail draw:style-name="gr1" draw:layer="layout" svg:width="13.97cm" svg:height="10.465cm" svg:x="3.81cm" svg:y="2.134cm" draw:page-number="2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6"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Using Implicit Rules</text:span></text:p>
          </draw:text-box>
        </draw:frame>
        <draw:frame presentation:style-name="pr5" draw:layer="layout" svg:width="20.93cm" svg:height="12.573cm" svg:x="2.286cm" svg:y="4.039cm" presentation:class="outline" presentation:user-transformed="true">
          <draw:text-box>
            <text:list text:style-name="L2">
              <text:list-item>
                <text:p>customizing via variables (<text:span text:style-name="T7">CPPFLAGS := -I include</text:span>)</text:p>
              </text:list-item>
              <text:list-item>
                <text:p>If no additional prerequisites are needed no rule needs to be specified at all</text:p>
              </text:list-item>
            </text:list>
            <text:p text:style-name="P22"><text:span text:style-name="T7">foo: foo.o bar.o</text:span></text:p>
            <text:p text:style-name="P23"><text:span text:style-name="T7">→ </text:span><text:span text:style-name="T7">command</text:span><text:span text:style-name="T35"> </text:span></text:p>
            <text:list text:continue-numbering="true" text:style-name="L2">
              <text:list-item>
                <text:p>foo.o and bar.o will automatically be generated from foo.c and bar.c even no rule exists (<text:span text:style-name="T7">%o: %c</text:span>)</text:p>
              </text:list-item>
              <text:list-item>
                <text:p>if additional requirements are needed specify the rule with no recipe (<text:span text:style-name="T7">%: %.sh</text:span>)</text:p>
              </text:list-item>
            </text:list>
            <text:p text:style-name="P14"><text:span text:style-name="T7">foo: foo.sh baz</text:span></text:p>
            <text:list text:continue-numbering="true" text:style-name="L2">
              <text:list-item>
                <text:p>implicit rules can also be overwritten or disabled (refer to documentation)</text:p>
              </text:list-item>
            </text:list>
          </draw:text-box>
        </draw:frame>
        <draw:frame draw:style-name="gr16" draw:text-style-name="P24" draw:layer="layout" svg:width="18.841cm" svg:height="0.963cm" svg:x="5.84cm" svg:y="18.288cm">
          <draw:text-box>
            <text:p><text:span text:style-name="T43"><text:a xlink:href="https://www.gnu.org/software/make/manual/html_node/Implicit-Rules.html" xlink:type="simple">https://www.gnu.org/software/make/manual/html_node/Implicit-Rules.html</text:a></text:span></text:p>
          </draw:text-box>
        </draw:frame>
        <presentation:notes draw:style-name="dp2">
          <draw:page-thumbnail draw:style-name="gr1" draw:layer="layout" svg:width="13.97cm" svg:height="10.465cm" svg:x="3.81cm" svg:y="2.134cm" draw:page-number="2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7"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Find source files with VPATH</text:span></text:p>
          </draw:text-box>
        </draw:frame>
        <draw:frame presentation:style-name="pr5" draw:layer="layout" svg:width="20.93cm" svg:height="12.573cm" svg:x="2.286cm" svg:y="4.039cm" presentation:class="outline" presentation:user-transformed="true">
          <draw:text-box>
            <text:list text:style-name="L2">
              <text:list-item>
                <text:p>use the VPATH variable to specify one or more paths where make can find needed files (=prerequisites)</text:p>
              </text:list-item>
            </text:list>
            <text:p text:style-name="P14"><text:span text:style-name="T7">VPATH = src include</text:span></text:p>
            <text:list text:continue-numbering="true" text:style-name="L2">
              <text:list-item>
                <text:p>use the vpath directive to specify the origins of sources more precisely:</text:p>
              </text:list-item>
            </text:list>
            <text:p text:style-name="P15"><text:span text:style-name="T7">vpath %.c src</text:span></text:p>
            <text:p text:style-name="P15"><text:span text:style-name="T7">vpath %.h include</text:span></text:p>
          </draw:text-box>
        </draw:frame>
        <draw:frame draw:style-name="gr17" draw:text-style-name="P16" draw:layer="layout" svg:width="19.675cm" svg:height="0.963cm" svg:x="4.963cm" svg:y="18.288cm">
          <draw:text-box>
            <text:p><text:span text:style-name="T21"><text:a xlink:href="https://www.gnu.org/software/make/manual/html_node/Directory-Search.html" xlink:type="simple">https://www.gnu.org/software/make/manual/html_node/Directory-Search.html</text:a></text:span></text:p>
          </draw:text-box>
        </draw:frame>
        <presentation:notes draw:style-name="dp2">
          <draw:page-thumbnail draw:style-name="gr1" draw:layer="layout" svg:width="13.97cm" svg:height="10.465cm" svg:x="3.81cm" svg:y="2.134cm" draw:page-number="2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8"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Built-In Functions</text:span></text:p>
          </draw:text-box>
        </draw:frame>
        <draw:frame presentation:style-name="pr5" draw:layer="layout" svg:width="20.93cm" svg:height="12.573cm" svg:x="2.286cm" svg:y="4.039cm" presentation:class="outline" presentation:user-transformed="true">
          <draw:text-box>
            <text:list text:style-name="L2">
              <text:list-item>
                <text:p>make provides a lot of built-in functions for string manipulation, file and directory names and flow control</text:p>
              </text:list-item>
              <text:list-item>
                <text:p>general syntax:</text:p>
              </text:list-item>
            </text:list>
            <text:p text:style-name="P14"><text:span text:style-name="T7">$(funcname arg1[,arg2,arg3,...])</text:span></text:p>
            <text:list text:continue-numbering="true" text:style-name="L2">
              <text:list-item>
                <text:p>leading whitespace is only trimmed from arg1</text:p>
              </text:list-item>
              <text:list-item>
                <text:p>a pattern (“%”) can be used within an argument</text:p>
              </text:list-item>
              <text:list-item>
                <text:p>in the following, <text:span text:style-name="T25">LIST</text:span> represents a space separated list of strings</text:p>
              </text:list-item>
            </text:list>
          </draw:text-box>
        </draw:frame>
        <draw:frame draw:style-name="gr18" draw:text-style-name="P16" draw:layer="layout" svg:width="17.931cm" svg:height="0.963cm" svg:x="6.707cm" svg:y="18.288cm">
          <draw:text-box>
            <text:p><text:span text:style-name="T21"><text:a xlink:href="https://www.gnu.org/software/make/manual/html_node/Functions.html" xlink:type="simple">https://www.gnu.org/software/make/manual/html_node/Functions.html</text:a></text:span></text:p>
          </draw:text-box>
        </draw:frame>
        <presentation:notes draw:style-name="dp2">
          <draw:page-thumbnail draw:style-name="gr1" draw:layer="layout" svg:width="13.97cm" svg:height="10.465cm" svg:x="3.81cm" svg:y="2.134cm" draw:page-number="2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9" draw:style-name="dp1" draw:master-page-name="No-Logo_20_Content" presentation:presentation-page-layout-name="AL3T19">
        <draw:frame presentation:style-name="pr4" draw:text-style-name="P5" draw:layer="layout" svg:width="21.336cm" svg:height="2.743cm" svg:x="2.286cm" svg:y="0.711cm" presentation:class="title" presentation:user-transformed="true">
          <draw:text-box>
            <text:p><text:span text:style-name="T5">Functions for File and Directory Names</text:span></text:p>
          </draw:text-box>
        </draw:frame>
        <draw:frame presentation:style-name="pr5" draw:layer="layout" svg:width="20.93cm" svg:height="12.573cm" svg:x="2.286cm" svg:y="4.039cm" presentation:class="outline" presentation:user-transformed="true">
          <draw:text-box>
            <text:list text:style-name="L2">
              <text:list-item>
                <text:p><text:span text:style-name="T7">$(wildcard </text:span><text:span text:style-name="T24">PATTERN</text:span><text:span text:style-name="T7">)</text:span></text:p>
                <text:list>
                  <text:list-item>
                    <text:p>space separated list of files that match: <text:span text:style-name="T10">$(wildcard *.flac)</text:span><text:span text:style-name="T23">, </text:span>supports all shell globbing characters (*, ?, […], [^...])</text:p>
                  </text:list-item>
                </text:list>
              </text:list-item>
              <text:list-item>
                <text:p><text:span text:style-name="T7">$(dir </text:span><text:span text:style-name="T24">LIST</text:span><text:span text:style-name="T7">)</text:span><text:span text:style-name="T35"> / </text:span><text:span text:style-name="T7">$(notdir </text:span><text:span text:style-name="T24">LIST</text:span><text:span text:style-name="T7">)</text:span></text:p>
                <text:list>
                  <text:list-item>
                    <text:p>like <text:span text:style-name="T23">dirname / basename</text:span> in shell, returns directory part / file name for each list value</text:p>
                  </text:list-item>
                </text:list>
              </text:list-item>
              <text:list-item>
                <text:p><text:span text:style-name="T7">$(suffix </text:span><text:span text:style-name="T24">LIST</text:span><text:span text:style-name="T7">)</text:span><text:span text:style-name="T35"> / </text:span><text:span text:style-name="T7">$(basename </text:span><text:span text:style-name="T24">LIST</text:span><text:span text:style-name="T7">)</text:span></text:p>
                <text:list>
                  <text:list-item>
                    <text:p>returns file name suffix (.flac) / path without suffix</text:p>
                  </text:list-item>
                </text:list>
              </text:list-item>
              <text:list-item>
                <text:p><text:span text:style-name="T7">$(addsuffix </text:span><text:span text:style-name="T24">SUFF</text:span><text:span text:style-name="T7">,</text:span><text:span text:style-name="T24">LIST</text:span><text:span text:style-name="T7">)</text:span><text:span text:style-name="T35"> / </text:span><text:span text:style-name="T7">$(addprefix</text:span><text:span text:style-name="T24"> PREF</text:span><text:span text:style-name="T7">,</text:span><text:span text:style-name="T24">LIST</text:span><text:span text:style-name="T7">)</text:span></text:p>
                <text:list>
                  <text:list-item>
                    <text:p>adds trailing “SUFF” / leading “PREF” to all strings in list</text:p>
                  </text:list-item>
                </text:list>
              </text:list-item>
            </text:list>
          </draw:text-box>
        </draw:frame>
        <draw:frame draw:style-name="gr19" draw:text-style-name="P16" draw:layer="layout" svg:width="20.682cm" svg:height="0.963cm" svg:x="3.958cm" svg:y="18.288cm">
          <draw:text-box>
            <text:p><text:span text:style-name="T21"><text:a xlink:href="https://www.gnu.org/software/make/manual/html_node/File-Name-Functions.html" xlink:type="simple">https://www.gnu.org/software/make/manual/html_node/File-Name-Functions.html</text:a></text:span></text:p>
          </draw:text-box>
        </draw:frame>
        <presentation:notes draw:style-name="dp2">
          <draw:page-thumbnail draw:style-name="gr1" draw:layer="layout" svg:width="13.97cm" svg:height="10.465cm" svg:x="3.81cm" svg:y="2.134cm" draw:page-number="2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0"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Functions for Strings</text:span></text:p>
          </draw:text-box>
        </draw:frame>
        <draw:frame presentation:style-name="pr5" draw:layer="layout" svg:width="20.93cm" svg:height="12.573cm" svg:x="2.286cm" svg:y="4.039cm" presentation:class="outline" presentation:user-transformed="true">
          <draw:text-box>
            <text:list text:style-name="L2">
              <text:list-item>
                <text:p><text:span text:style-name="T7">$(filter </text:span><text:span text:style-name="T24">PATT</text:span><text:span text:style-name="T7">,</text:span><text:span text:style-name="T24">LIST</text:span><text:span text:style-name="T7">)</text:span><text:span text:style-name="T35"> / </text:span><text:span text:style-name="T7">$(filter-out </text:span><text:span text:style-name="T24">PATT</text:span><text:span text:style-name="T7">,</text:span><text:span text:style-name="T24">LIST</text:span><text:span text:style-name="T7">)</text:span></text:p>
                <text:list>
                  <text:list-item>
                    <text:p>returns a list of words from LIST matching/not matching PATT</text:p>
                    <text:p><text:span text:style-name="T10">$(filter SLES_%.xml,$(wildcard /etc/libvirt/qemu/*.xml))</text:span> </text:p>
                  </text:list-item>
                </text:list>
              </text:list-item>
              <text:list-item>
                <text:p><text:span text:style-name="T7">$(subst </text:span><text:span text:style-name="T24">SEARCH</text:span><text:span text:style-name="T7">,</text:span><text:span text:style-name="T24">REPLACE</text:span><text:span text:style-name="T7">,</text:span><text:span text:style-name="T24">LIST</text:span><text:span text:style-name="T7">)</text:span></text:p>
                <text:list>
                  <text:list-item>
                    <text:p>simple search and replace (no patterns) in LIST</text:p>
                    <text:p><text:span text:style-name="T10">MP3_FILES := $(subst .flac,.mp3,$(FLAC_FILES))</text:span></text:p>
                  </text:list-item>
                </text:list>
              </text:list-item>
              <text:list-item>
                <text:p><text:span text:style-name="T7">$(patsubst </text:span><text:span text:style-name="T24">SEARCH_PATT</text:span><text:span text:style-name="T7">,</text:span><text:span text:style-name="T24">REPLACE_PATT</text:span><text:span text:style-name="T7">,</text:span><text:span text:style-name="T24">LIST</text:span><text:span text:style-name="T7">)</text:span></text:p>
                <text:list>
                  <text:list-item>
                    <text:p><text:span text:style-name="T44">pattern</text:span><text:span text:style-name="T45"> (“%”) search and replace</text:span></text:p>
                    <text:p><text:span text:style-name="T10">$(patsubst suse_%,SUSE_%,$(wildcard *.config))</text:span></text:p>
                  </text:list-item>
                </text:list>
              </text:list-item>
              <text:list-item>
                <text:p><text:span text:style-name="T7">$(strip STRING)</text:span></text:p>
                <text:list>
                  <text:list-item>
                    <text:p>normalize string (replace leading and trailing spaces, reduce multiple spaces within to a single space)</text:p>
                  </text:list-item>
                </text:list>
              </text:list-item>
            </text:list>
          </draw:text-box>
        </draw:frame>
        <draw:frame draw:style-name="gr20" draw:text-style-name="P16" draw:layer="layout" svg:width="19.127cm" svg:height="0.963cm" svg:x="5.588cm" svg:y="18.288cm">
          <draw:text-box>
            <text:p><text:span text:style-name="T21"><text:a xlink:href="https://www.gnu.org/software/make/manual/html_node/Text-Functions.html" xlink:type="simple">https://www.gnu.org/software/make/manual/html_node/Text-Functions.html</text:a></text:span></text:p>
          </draw:text-box>
        </draw:frame>
        <presentation:notes draw:style-name="dp2">
          <draw:page-thumbnail draw:style-name="gr1" draw:layer="layout" svg:width="13.97cm" svg:height="10.465cm" svg:x="3.81cm" svg:y="2.134cm" draw:page-number="3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1"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Functions for Strings (continued)</text:span></text:p>
          </draw:text-box>
        </draw:frame>
        <draw:frame presentation:style-name="pr5" draw:layer="layout" svg:width="20.93cm" svg:height="12.573cm" svg:x="2.286cm" svg:y="4.039cm" presentation:class="outline" presentation:user-transformed="true">
          <draw:text-box>
            <text:list text:style-name="L2">
              <text:list-item>
                <text:p><text:span text:style-name="T7">$(findstring </text:span><text:span text:style-name="T24">SUBSTR</text:span><text:span text:style-name="T7">,</text:span><text:span text:style-name="T24">LIST</text:span><text:span text:style-name="T7">)</text:span><text:span text:style-name="T35"> </text:span></text:p>
                <text:list>
                  <text:list-item>
                    <text:p><text:span text:style-name="T44">searches for SUBSTR in LIST, returns SUBSTR on success</text:span></text:p>
                  </text:list-item>
                </text:list>
              </text:list-item>
              <text:list-item>
                <text:p><text:span text:style-name="T7">$(fi</text:span><text:span text:style-name="T24">rstword LIST</text:span><text:span text:style-name="T7">) </text:span><text:span text:style-name="T46">/</text:span><text:span text:style-name="T7"> $(</text:span><text:span text:style-name="T47">lastword</text:span><text:span text:style-name="T24"> LIST</text:span><text:span text:style-name="T7">)</text:span></text:p>
                <text:list>
                  <text:list-item>
                    <text:p>returns the first / last words from LIST</text:p>
                    <text:p><text:span text:style-name="T10">$(firstword $(wildcard </text:span><text:span text:style-name="T34"><text:s/></text:span><text:span text:style-name="T10">.foo $HOME/.foo /etc/foo/config</text:span><text:span text:style-name="T34">))</text:span></text:p>
                  </text:list-item>
                </text:list>
              </text:list-item>
              <text:list-item>
                <text:p><text:span text:style-name="T7">$(words </text:span><text:span text:style-name="T24">LIST</text:span><text:span text:style-name="T7">)</text:span></text:p>
                <text:list>
                  <text:list-item>
                    <text:p>returns the number of words from LIST</text:p>
                  </text:list-item>
                </text:list>
              </text:list-item>
              <text:list-item>
                <text:p><text:span text:style-name="T7">$(word </text:span><text:span text:style-name="T24">POS</text:span><text:span text:style-name="T7">,</text:span><text:span text:style-name="T24">LIST</text:span><text:span text:style-name="T7">)</text:span><text:span text:style-name="T35"> / </text:span><text:span text:style-name="T7">$(wordlist </text:span><text:span text:style-name="T24">START</text:span><text:span text:style-name="T7">,</text:span><text:span text:style-name="T24">END</text:span><text:span text:style-name="T7">,</text:span><text:span text:style-name="T24">LIST</text:span><text:span text:style-name="T7">)</text:span></text:p>
                <text:list>
                  <text:list-item>
                    <text:p>returns word from position POS / words from position START to END from LIST, first word has index 1</text:p>
                  </text:list-item>
                </text:list>
              </text:list-item>
              <text:list-item>
                <text:p><text:span text:style-name="T7">$(sort </text:span><text:span text:style-name="T24">LIST</text:span><text:span text:style-name="T7">)</text:span></text:p>
                <text:list>
                  <text:list-item>
                    <text:p>sorts LIST, removes duplicates and superfluous spaces </text:p>
                  </text:list-item>
                </text:list>
              </text:list-item>
            </text:list>
          </draw:text-box>
        </draw:frame>
        <draw:frame draw:style-name="gr20" draw:text-style-name="P16" draw:layer="layout" svg:width="19.127cm" svg:height="0.963cm" svg:x="5.588cm" svg:y="18.288cm">
          <draw:text-box>
            <text:p><text:span text:style-name="T21"><text:a xlink:href="https://www.gnu.org/software/make/manual/html_node/Text-Functions.html" xlink:type="simple">https://www.gnu.org/software/make/manual/html_node/Text-Functions.html</text:a></text:span></text:p>
          </draw:text-box>
        </draw:frame>
        <presentation:notes draw:style-name="dp2">
          <draw:page-thumbnail draw:style-name="gr1" draw:layer="layout" svg:width="13.97cm" svg:height="10.465cm" svg:x="3.81cm" svg:y="2.134cm" draw:page-number="3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2"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Shell Function</text:span></text:p>
          </draw:text-box>
        </draw:frame>
        <draw:frame presentation:style-name="pr5" draw:layer="layout" svg:width="20.93cm" svg:height="12.573cm" svg:x="2.286cm" svg:y="4.039cm" presentation:class="outline" presentation:user-transformed="true">
          <draw:text-box>
            <text:list text:style-name="L2">
              <text:list-item>
                <text:p><text:span text:style-name="T7">$(shell COMMANDS)</text:span></text:p>
                <text:list>
                  <text:list-item>
                    <text:p>returns the output of the given shell command</text:p>
                  </text:list-item>
                  <text:list-item>
                    <text:p>line breaks are turned into spaces</text:p>
                  </text:list-item>
                  <text:list-item>
                    <text:p>STDERR will be printed on the shell but not returned</text:p>
                  </text:list-item>
                  <text:list-item>
                    <text:p>error handling must be done in COMMANDS block, make will <text:span text:style-name="T25">not</text:span> exit if command fails</text:p>
                  </text:list-item>
                  <text:list-item>
                    <text:p>only way to debug: <text:span text:style-name="T10">SHELL := /bin/bash -x</text:span><text:span text:style-name="T34"> </text:span></text:p>
                  </text:list-item>
                  <text:list-item>
                    <text:p>be careful with variable assignment:</text:p>
                    <text:p><text:span text:style-name="T10">START_TIME := $(shell date +%H:%M:%S)</text:span></text:p>
                    <text:p><text:span text:style-name="T10">CURRENT_TIME = $(shell date +%H:%M:%S)</text:span></text:p>
                  </text:list-item>
                </text:list>
              </text:list-item>
            </text:list>
          </draw:text-box>
        </draw:frame>
        <draw:frame draw:style-name="gr21" draw:text-style-name="P10" draw:layer="layout" svg:width="19.089cm" svg:height="0.963cm" svg:x="5.549cm" svg:y="18.288cm">
          <draw:text-box>
            <text:p><text:span text:style-name="T9"><text:a xlink:href="https://www.gnu.org/software/make/manual/html_node/Shell-Function.html" xlink:type="simple">https://www.gnu.org/software/make/manual/html_node/Shell-Function.html</text:a></text:span></text:p>
          </draw:text-box>
        </draw:frame>
        <presentation:notes draw:style-name="dp2">
          <draw:page-thumbnail draw:style-name="gr1" draw:layer="layout" svg:width="13.97cm" svg:height="10.465cm" svg:x="3.81cm" svg:y="2.134cm" draw:page-number="3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3"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Functions for Flow Control</text:span></text:p>
          </draw:text-box>
        </draw:frame>
        <draw:frame presentation:style-name="pr5" draw:layer="layout" svg:width="20.93cm" svg:height="12.573cm" svg:x="2.286cm" svg:y="4.039cm" presentation:class="outline" presentation:user-transformed="true">
          <draw:text-box>
            <text:list text:style-name="L2">
              <text:list-item>
                <text:p>Messages:</text:p>
                <text:list>
                  <text:list-item>
                    <text:p><text:span text:style-name="T10">$(error TEXT)</text:span> causes make to exit with status “2”; prints name of the make file, the line number and text to STDERR</text:p>
                  </text:list-item>
                  <text:list-item>
                    <text:p><text:span text:style-name="T10">$(warning TEXT)</text:span> prints name of the make file, the line number and text to STDERR</text:p>
                  </text:list-item>
                  <text:list-item>
                    <text:p><text:span text:style-name="T10">$(info TEXT)</text:span> prints TEXT to STDOUT</text:p>
                  </text:list-item>
                </text:list>
              </text:list-item>
              <text:list-item>
                <text:p><text:span text:style-name="T35">$</text:span><text:span text:style-name="T7">(if </text:span><text:span text:style-name="T24">COND</text:span><text:span text:style-name="T7">,</text:span><text:span text:style-name="T24">THEN</text:span><text:span text:style-name="T7">[,</text:span><text:span text:style-name="T24">ELSE</text:span><text:span text:style-name="T7">])</text:span></text:p>
              </text:list-item>
              <text:list-item>
                <text:p><text:span text:style-name="T7">$(or </text:span><text:span text:style-name="T24">COND1</text:span><text:span text:style-name="T7">[,</text:span><text:span text:style-name="T24">COND2</text:span><text:span text:style-name="T7">,</text:span><text:span text:style-name="T24">COND3</text:span><text:span text:style-name="T7">,...])</text:span></text:p>
                <text:list>
                  <text:list-item>
                    <text:p>returns first non-empty string or empty if all are empty</text:p>
                  </text:list-item>
                </text:list>
              </text:list-item>
              <text:list-item>
                <text:p><text:span text:style-name="T7">$(and </text:span><text:span text:style-name="T24">COND1</text:span><text:span text:style-name="T7">[,</text:span><text:span text:style-name="T24">COND2</text:span><text:span text:style-name="T7">,</text:span><text:span text:style-name="T24">COND3</text:span><text:span text:style-name="T7">,...])</text:span></text:p>
                <text:list>
                  <text:list-item>
                    <text:p>returns empty if all empty or last non-empty string</text:p>
                  </text:list-item>
                </text:list>
              </text:list-item>
            </text:list>
          </draw:text-box>
        </draw:frame>
        <draw:frame draw:style-name="gr22" draw:text-style-name="P16" draw:layer="layout" svg:width="20.902cm" svg:height="0.963cm" svg:x="3.81cm" svg:y="18.288cm">
          <draw:text-box>
            <text:p><text:span text:style-name="T21"><text:a xlink:href="https://www.gnu.org/software/make/manual/html_node/Conditional-Functions.html" xlink:type="simple">https://www.gnu.org/software/make/manual/html_node/Conditional-Functions.html</text:a></text:span></text:p>
          </draw:text-box>
        </draw:frame>
        <presentation:notes draw:style-name="dp2">
          <draw:page-thumbnail draw:style-name="gr1" draw:layer="layout" svg:width="13.97cm" svg:height="10.465cm" svg:x="3.81cm" svg:y="2.134cm" draw:page-number="3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4" draw:style-name="dp1" draw:master-page-name="No-Logo_20_Content" presentation:presentation-page-layout-name="AL3T19">
        <draw:frame presentation:style-name="pr13" draw:text-style-name="P5" draw:layer="layout" svg:width="20.93cm" svg:height="3.201cm" svg:x="2.286cm" svg:y="0.482cm" presentation:class="title">
          <draw:text-box>
            <text:p><text:span text:style-name="T5">Functions for Flow Control (continued)</text:span></text:p>
          </draw:text-box>
        </draw:frame>
        <draw:frame presentation:style-name="pr5" draw:layer="layout" svg:width="21.59cm" svg:height="12.573cm" svg:x="2.286cm" svg:y="4.039cm" presentation:class="outline" presentation:user-transformed="true">
          <draw:text-box>
            <text:list text:style-name="L2">
              <text:list-item>
                <text:p><text:span text:style-name="T7">$(foreach </text:span><text:span text:style-name="T24">VAR</text:span><text:span text:style-name="T7">,</text:span><text:span text:style-name="T24">LIST</text:span><text:span text:style-name="T7">,</text:span><text:span text:style-name="T24">BODY</text:span><text:span text:style-name="T7">)</text:span></text:p>
                <text:p text:style-name="P25"><text:span text:style-name="T7">PRODUCTS := openSUSE SLES SLE-HA SUSE-Manager</text:span></text:p>
                <text:p text:style-name="P25"><text:span text:style-name="T7">SUSE <text:s/>:= $(foreach PROD,$(PRODUCTS),\</text:span></text:p>
                <text:p text:style-name="P25"><text:span text:style-name="T7"><text:s text:c="6"/></text:span><text:span text:style-name="T7">$(if $(findstring SUSE,$(PROD)),$(PROD)))</text:span></text:p>
                <text:p text:style-name="P25"><text:span text:style-name="T7">all:</text:span></text:p>
                <text:p text:style-name="P25"><text:span text:style-name="T7">→ </text:span><text:span text:style-name="T7">echo "$(SUSE)"</text:span></text:p>
                <text:p text:style-name="P25"><text:span text:style-name="T35"/></text:p>
                <text:p text:style-name="P25"><text:span text:style-name="T37">openSUSE SUSE-Manager</text:span></text:p>
                <text:p text:style-name="P25"><text:span text:style-name="T35"/></text:p>
              </text:list-item>
              <text:list-item>
                <text:p text:style-name="P25"><text:span text:style-name="T48">same in bash</text:span></text:p>
                <text:p text:style-name="P25"><text:span text:style-name="T49">for PROD in openSUSE SLES SLE-HA SUSE-Manager; do</text:span></text:p>
                <text:p text:style-name="P25"><text:span text:style-name="T50"><text:s text:c="2"/></text:span><text:span text:style-name="T50">[[ "$PROD” =~ "SUSE" ]] &amp;&amp; echo $PROD</text:span></text:p>
                <text:p text:style-name="P25"><text:span text:style-name="T50">done</text:span></text:p>
                <text:list>
                  <text:list-header>
                    <text:p/>
                  </text:list-header>
                </text:list>
              </text:list-item>
            </text:list>
          </draw:text-box>
        </draw:frame>
        <draw:frame draw:style-name="gr23" draw:text-style-name="P16" draw:layer="layout" svg:width="19.861cm" svg:height="0.963cm" svg:x="4.826cm" svg:y="18.288cm">
          <draw:text-box>
            <text:p><text:span text:style-name="T21"><text:a xlink:href="https://www.gnu.org/software/make/manual/html_node/Foreach-Function.html" xlink:type="simple">https://www.gnu.org/software/make/manual/html_node/Foreach-Function.html</text:a></text:span></text:p>
          </draw:text-box>
        </draw:frame>
        <presentation:notes draw:style-name="dp2">
          <draw:page-thumbnail draw:style-name="gr1" draw:layer="layout" svg:width="13.97cm" svg:height="10.465cm" svg:x="3.81cm" svg:y="2.134cm" draw:page-number="3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5" draw:style-name="dp1" draw:master-page-name="Break" presentation:presentation-page-layout-name="AL3T19">
        <draw:frame presentation:style-name="pr7" draw:text-style-name="P1" draw:layer="layout" svg:width="20.884cm" svg:height="3.18cm" svg:x="2.286cm" svg:y="7.366cm" presentation:class="title" presentation:user-transformed="true">
          <draw:text-box>
            <text:p>Exercise 3<text:line-break/><text:span text:style-name="T11">example/02_patterns_functions</text:span></text:p>
          </draw:text-box>
        </draw:frame>
        <draw:frame presentation:style-name="pr14" draw:text-style-name="P12" draw:layer="layout" svg:width="14.58cm" svg:height="4.318cm" svg:x="8.636cm" svg:y="11.684cm" presentation:class="outline" presentation:user-transformed="true">
          <draw:text-box>
            <text:list text:style-name="L3">
              <text:list-item>
                <text:p><text:span text:style-name="T12">Add support for converting multiple flac files in a single directory (with a pattern rule)</text:span></text:p>
              </text:list-item>
              <text:list-item>
                <text:p><text:span text:style-name="T12">Make use of make functions to generate the file lists</text:span></text:p>
              </text:list-item>
              <text:list-item>
                <text:p><text:span text:style-name="T12">Read Artsist and Album for glyrc from FLAC file</text:span></text:p>
              </text:list-item>
            </text:list>
          </draw:text-box>
        </draw:frame>
        <presentation:notes draw:style-name="dp2">
          <draw:page-thumbnail draw:style-name="gr1" draw:layer="layout" svg:width="13.97cm" svg:height="10.465cm" svg:x="3.81cm" svg:y="2.134cm" draw:page-number="35" presentation:class="page"/>
          <draw:frame presentation:style-name="pr15" draw:text-style-name="P13" draw:layer="layout" svg:width="17.271cm" svg:height="12.572cm" svg:x="2.159cm" svg:y="13.271cm" presentation:class="notes" presentation:placeholder="true" presentation:user-transformed="true">
            <draw:text-box/>
          </draw:frame>
        </presentation:notes>
      </draw:page>
      <draw:page draw:name="page36"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Summary Exercise 03</text:span></text:p>
          </draw:text-box>
        </draw:frame>
        <draw:frame presentation:style-name="pr5" draw:layer="layout" svg:width="20.93cm" svg:height="12.573cm" svg:x="2.286cm" svg:y="4.039cm" presentation:class="outline" presentation:user-transformed="true">
          <draw:text-box>
            <text:list text:style-name="L2">
              <text:list-item>
                <text:p>Pattern rules provide a general recipe to generate certain files</text:p>
              </text:list-item>
              <text:list-item>
                <text:p>Implicit rules automatically create certain files without the need to explicitly specify a rule</text:p>
              </text:list-item>
              <text:list-item>
                <text:p>make provides a plethora of of functions for list manipulation</text:p>
              </text:list-item>
              <text:list-item>
                <text:p>different functions can be nested</text:p>
              </text:list-item>
              <text:list-item>
                <text:p>paths to sources can be declared with <text:span text:style-name="T34">VPATH</text:span> or the <text:span text:style-name="T34">vpath</text:span> directive </text:p>
              </text:list-item>
            </text:list>
          </draw:text-box>
        </draw:frame>
        <presentation:notes draw:style-name="dp2">
          <draw:page-thumbnail draw:style-name="gr1" draw:layer="layout" svg:width="13.97cm" svg:height="10.465cm" svg:x="3.81cm" svg:y="2.134cm" draw:page-number="3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7" draw:style-name="dp1" draw:master-page-name="No-Logo_20_Content" presentation:presentation-page-layout-name="AL3T19">
        <draw:frame presentation:style-name="pr4" draw:text-style-name="P5" draw:layer="layout" svg:width="20.93cm" svg:height="2.743cm" svg:x="2.286cm" svg:y="0.711cm" presentation:class="title" presentation:user-transformed="true">
          <draw:text-box>
            <text:p><text:span text:style-name="T5">Multi-Line Variables </text:span></text:p>
          </draw:text-box>
        </draw:frame>
        <draw:frame presentation:style-name="pr5" draw:layer="layout" svg:width="20.93cm" svg:height="12.573cm" svg:x="2.286cm" svg:y="4.039cm" presentation:class="outline" presentation:user-transformed="true">
          <draw:text-box>
            <text:list text:style-name="L2">
              <text:list-item>
                <text:p>are specified within a <text:span text:style-name="T7">define</text:span><text:span text:style-name="T35">...</text:span><text:span text:style-name="T7">endef</text:span> block</text:p>
                <text:list>
                  <text:list-item>
                    <text:p>useful for reusing command blocks</text:p>
                  </text:list-item>
                  <text:list-item>
                    <text:p>if used in a command block leading tabs will automatically be added</text:p>
                    <text:p text:style-name="P25"><text:span text:style-name="T33">define my_command</text:span></text:p>
                    <text:p text:style-name="P25"><text:span text:style-name="T33"><text:s text:c="2"/></text:span><text:span text:style-name="T33">line 1</text:span></text:p>
                    <text:p text:style-name="P25"><text:span text:style-name="T33"><text:s text:c="2"/></text:span><text:span text:style-name="T33">line 2</text:span></text:p>
                    <text:p text:style-name="P25"><text:span text:style-name="T33"><text:s text:c="2"/></text:span><text:span text:style-name="T33">line 3</text:span></text:p>
                    <text:p><text:span text:style-name="T33">endef</text:span></text:p>
                    <text:p text:style-name="P25"><text:span text:style-name="T33">foo: bar</text:span></text:p>
                    <text:p><text:span text:style-name="T33">→ </text:span><text:span text:style-name="T33">$(my_command)</text:span></text:p>
                  </text:list-item>
                </text:list>
              </text:list-item>
            </text:list>
          </draw:text-box>
        </draw:frame>
        <draw:frame draw:style-name="gr24" draw:text-style-name="P16" draw:layer="layout" svg:width="19.645cm" svg:height="0.963cm" svg:x="5.08cm" svg:y="18.234cm">
          <draw:text-box>
            <text:p><text:span text:style-name="T21"><text:a xlink:href="https://www.gnu.org/software/make/manual/html_node/Canned-Recipes.html" xlink:type="simple">https://www.gnu.org/software/make/manual/html_node/Canned-Recipes.html</text:a></text:span></text:p>
          </draw:text-box>
        </draw:frame>
        <presentation:notes draw:style-name="dp2">
          <draw:page-thumbnail draw:style-name="gr1" draw:layer="layout" svg:width="13.97cm" svg:height="10.465cm" svg:x="3.81cm" svg:y="2.134cm" draw:page-number="3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8"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Macros</text:span></text:p>
          </draw:text-box>
        </draw:frame>
        <draw:frame presentation:style-name="pr5" draw:layer="layout" svg:width="20.93cm" svg:height="12.573cm" svg:x="2.286cm" svg:y="4.039cm" presentation:class="outline" presentation:user-transformed="true">
          <draw:text-box>
            <text:list text:style-name="L2">
              <text:list-item>
                <text:p>macros are functions which take arguments and can be called with</text:p>
                <text:p text:style-name="P14"><text:span text:style-name="T7">$(call </text:span><text:span text:style-name="T24">FUNC</text:span><text:span text:style-name="T7">,[</text:span><text:span text:style-name="T24">ARG1</text:span><text:span text:style-name="T7">,</text:span><text:span text:style-name="T24">ARG2</text:span><text:span text:style-name="T7">,</text:span><text:span text:style-name="T24">ARG3</text:span><text:span text:style-name="T7">])</text:span></text:p>
              </text:list-item>
              <text:list-item>
                <text:p>macros are defined like multi-line variables, parameters are referred to as <text:span text:style-name="T7">$(1)</text:span>, <text:span text:style-name="T7">$(2)</text:span>, etc.</text:p>
                <text:p text:style-name="P25"><text:span text:style-name="T7">define print</text:span></text:p>
                <text:p text:style-name="P25"><text:span text:style-name="T7"><text:s text:c="2"/></text:span><text:span text:style-name="T7">echo “$(1)”</text:span></text:p>
                <text:p><text:span text:style-name="T7">endef</text:span></text:p>
                <text:p text:style-name="P25"><text:span text:style-name="T7">foo: bar</text:span></text:p>
                <text:p text:style-name="P25"><text:span text:style-name="T7">→ </text:span><text:span text:style-name="T7">$(call print,Hello World) </text:span></text:p>
                <text:p><text:span text:style-name="T7">→ </text:span><text:span text:style-name="T7">...</text:span></text:p>
              </text:list-item>
            </text:list>
          </draw:text-box>
        </draw:frame>
        <presentation:notes draw:style-name="dp2">
          <draw:page-thumbnail draw:style-name="gr1" draw:layer="layout" svg:width="13.97cm" svg:height="10.465cm" svg:x="3.81cm" svg:y="2.134cm" draw:page-number="3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9"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The Command Line Modifier </text:span><text:span text:style-name="T51">@</text:span></text:p>
          </draw:text-box>
        </draw:frame>
        <draw:frame presentation:style-name="pr5" draw:layer="layout" svg:width="20.93cm" svg:height="13.487cm" svg:x="2.286cm" svg:y="4.039cm" presentation:class="outline" presentation:user-transformed="true">
          <draw:text-box>
            <text:list text:style-name="L2">
              <text:list-item>
                <text:p>make prints every command line that is executed</text:p>
                <text:list>
                  <text:list-header>
                    <text:p text:style-name="P25"><text:span text:style-name="T10">echo "Hello, World"</text:span></text:p>
                    <text:p><text:span text:style-name="T10">Hello, World</text:span></text:p>
                  </text:list-header>
                </text:list>
              </text:list-item>
              <text:list-item>
                <text:p>use “@” at the beginning of a command-line to prevent make from printing it; using it at the beginning of a multi-line command “silences” all its commands</text:p>
                <text:list>
                  <text:list-header>
                    <text:p text:style-name="P25"><text:span text:style-name="T10">hello:</text:span></text:p>
                    <text:p text:style-name="P25"><text:span text:style-name="T10">→ </text:span><text:span text:style-name="T10">@echo “Hello World”</text:span></text:p>
                    <text:p><text:span text:style-name="T10">→ </text:span><text:span text:style-name="T10">@$(multiline_cmd)</text:span></text:p>
                  </text:list-header>
                </text:list>
              </text:list-item>
              <text:list-item>
                <text:p>use <text:span text:style-name="T7">QUIET:=”@”</text:span> to make it user configurable:</text:p>
                <text:list>
                  <text:list-header>
                    <text:p text:style-name="P25"><text:span text:style-name="T10">QUIET := @</text:span></text:p>
                    <text:p text:style-name="P25"><text:span text:style-name="T10">hello:</text:span></text:p>
                    <text:p><text:span text:style-name="T10">→ </text:span><text:span text:style-name="T10">$(QUIET)echo “Hello World”</text:span></text:p>
                  </text:list-header>
                  <text:list-item>
                    <text:p>To turn off quiet mode, run <text:span text:style-name="T32">make hello QUIET=””</text:span></text:p>
                  </text:list-item>
                </text:list>
              </text:list-item>
            </text:list>
          </draw:text-box>
        </draw:frame>
        <draw:frame draw:style-name="gr25" draw:text-style-name="P10" draw:layer="layout" svg:width="17.486cm" svg:height="0.963cm" svg:x="7.152cm" svg:y="18.288cm">
          <draw:text-box>
            <text:p><text:span text:style-name="T9"><text:a xlink:href="https://www.gnu.org/software/make/manual/html_node/Echoing.html" xlink:type="simple">https://www.gnu.org/software/make/manual/html_node/Echoing.html</text:a></text:span></text:p>
          </draw:text-box>
        </draw:frame>
        <presentation:notes draw:style-name="dp2">
          <draw:page-thumbnail draw:style-name="gr1" draw:layer="layout" svg:width="13.97cm" svg:height="10.465cm" svg:x="3.81cm" svg:y="2.134cm" draw:page-number="3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0"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Conditionals</text:span></text:p>
          </draw:text-box>
        </draw:frame>
        <draw:frame presentation:style-name="pr5" draw:layer="layout" svg:width="20.93cm" svg:height="12.573cm" svg:x="2.286cm" svg:y="4.039cm" presentation:class="outline" presentation:user-transformed="true">
          <draw:text-box>
            <text:list text:style-name="L2">
              <text:list-item>
                <text:p>use conditionals to create conditional parts within the make file</text:p>
              </text:list-item>
              <text:list-item>
                <text:p>conditional parts can be:</text:p>
                <text:list>
                  <text:list-item>
                    <text:p>variable declarations</text:p>
                  </text:list-item>
                  <text:list-item>
                    <text:p>entire rules</text:p>
                  </text:list-item>
                  <text:list-item>
                    <text:p>prerequisites</text:p>
                  </text:list-item>
                  <text:list-item>
                    <text:p>entire command block</text:p>
                  </text:list-item>
                  <text:list-item>
                    <text:p>parts of the command block</text:p>
                  </text:list-item>
                </text:list>
              </text:list-item>
              <text:list-item>
                <text:p>conditionals are not allowed within a define block </text:p>
              </text:list-item>
            </text:list>
          </draw:text-box>
        </draw:frame>
        <draw:frame draw:style-name="gr26" draw:text-style-name="P16" draw:layer="layout" svg:width="18.553cm" svg:height="0.963cm" svg:x="6.096cm" svg:y="18.288cm">
          <draw:text-box>
            <text:p><text:span text:style-name="T21"><text:a xlink:href="https://www.gnu.org/software/make/manual/html_node/Conditionals.html" xlink:type="simple">https://www.gnu.org/software/make/manual/html_node/Conditionals.html</text:a></text:span></text:p>
          </draw:text-box>
        </draw:frame>
        <presentation:notes draw:style-name="dp2">
          <draw:page-thumbnail draw:style-name="gr1" draw:layer="layout" svg:width="13.97cm" svg:height="10.465cm" svg:x="3.81cm" svg:y="2.134cm" draw:page-number="4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1"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Conditionals (continued)</text:span></text:p>
          </draw:text-box>
        </draw:frame>
        <draw:frame presentation:style-name="pr5" draw:layer="layout" svg:width="20.93cm" svg:height="12.573cm" svg:x="2.286cm" svg:y="4.039cm" presentation:class="outline" presentation:user-transformed="true">
          <draw:text-box>
            <text:list text:style-name="L2">
              <text:list-item>
                <text:p><text:span text:style-name="T7">ifdef VAR</text:span><text:span text:style-name="T35"> </text:span><text:span text:style-name="T48">…</text:span><text:span text:style-name="T35"> </text:span><text:span text:style-name="T7">endif</text:span><text:span text:style-name="T35"> / </text:span><text:span text:style-name="T7">ifndef VAR</text:span><text:span text:style-name="T35"> </text:span><text:span text:style-name="T48">…</text:span><text:span text:style-name="T35"> </text:span><text:span text:style-name="T7">endif</text:span></text:p>
                <text:list>
                  <text:list-item>
                    <text:p>checks if variable is set (empty) / not set (not empty)</text:p>
                  </text:list-item>
                  <text:list-item>
                    <text:p>do not use <text:span text:style-name="T10">$(VAR)</text:span>, but only <text:span text:style-name="T10">VAR</text:span></text:p>
                  </text:list-item>
                </text:list>
              </text:list-item>
              <text:list-item>
                <text:p text:style-name="P25"><text:span text:style-name="T7">ifeq “VAL1” “VAL2” … endif</text:span></text:p>
                <text:p><text:span text:style-name="T7">ifneq “VAL1” “VAL2” … endif</text:span> </text:p>
                <text:list>
                  <text:list-item>
                    <text:p>check if two values are identical / different</text:p>
                  </text:list-item>
                  <text:list-item>
                    <text:p>do not use alternative syntax <text:span text:style-name="T10">ifeq (VAL1,VAL2)</text:span> because of whitespace issues</text:p>
                  </text:list-item>
                  <text:list-item>
                    <text:p><text:span text:style-name="T23">(a,a)</text:span> vs. <text:span text:style-name="T23">(a, a)</text:span> vs. <text:span text:style-name="T23">(a, a )</text:span> vs. <text:span text:style-name="T23">( a, a )</text:span></text:p>
                  </text:list-item>
                  <text:list-item>
                    <text:p>consider trimming whitespace from variables before testing</text:p>
                    <text:p><text:span text:style-name="T10">ifeq “$(strip $(foo))” “bar”</text:span> … <text:span text:style-name="T10">endif</text:span></text:p>
                  </text:list-item>
                </text:list>
              </text:list-item>
            </text:list>
          </draw:text-box>
        </draw:frame>
        <draw:frame draw:style-name="gr26" draw:text-style-name="P10" draw:layer="layout" svg:width="18.553cm" svg:height="0.963cm" svg:x="6.085cm" svg:y="18.288cm">
          <draw:text-box>
            <text:p><text:span text:style-name="T9"><text:a xlink:href="https://www.gnu.org/software/make/manual/html_node/Conditionals.html" xlink:type="simple">https://www.gnu.org/software/make/manual/html_node/Conditionals.html</text:a></text:span></text:p>
          </draw:text-box>
        </draw:frame>
        <presentation:notes draw:style-name="dp2">
          <draw:page-thumbnail draw:style-name="gr1" draw:layer="layout" svg:width="13.97cm" svg:height="10.465cm" svg:x="3.81cm" svg:y="2.134cm" draw:page-number="4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2" draw:style-name="dp1" draw:master-page-name="Break" presentation:presentation-page-layout-name="AL3T19">
        <draw:frame presentation:style-name="pr7" draw:text-style-name="P1" draw:layer="layout" svg:width="20.884cm" svg:height="3.18cm" svg:x="2.032cm" svg:y="5.842cm" presentation:class="title" presentation:user-transformed="true">
          <draw:text-box>
            <text:p>Exercise 4<text:line-break/><text:span text:style-name="T11">example/04_multiline_conditionals</text:span></text:p>
          </draw:text-box>
        </draw:frame>
        <draw:frame presentation:style-name="pr16" draw:text-style-name="P12" draw:layer="layout" svg:width="14.58cm" svg:height="4.318cm" svg:x="8.382cm" svg:y="10.16cm" presentation:class="outline" presentation:user-transformed="true">
          <draw:text-box>
            <text:list text:style-name="L5">
              <text:list-item>
                <text:p><text:span text:style-name="T12">Add support for converting flac to ogg; the decision what format to use is controlled by the FORMAT variable which can be set to “mp3” or “ogg”</text:span></text:p>
              </text:list-item>
              <text:list-item>
                <text:p><text:span text:style-name="T12">Check FORMAT for valid values</text:span></text:p>
              </text:list-item>
              <text:list-item>
                <text:p><text:span text:style-name="T12">Transfer the conversion and cover recipies to multi-line variables</text:span></text:p>
              </text:list-item>
              <text:list-item>
                <text:p><text:span text:style-name="T12">Only fetch a cover if cover.jpeg not already exists, otherwise copy the existing cover</text:span></text:p>
              </text:list-item>
              <text:list-item>
                <text:p><text:span text:style-name="T12">Reduce the verbosity of the output</text:span></text:p>
              </text:list-item>
              <text:list-item>
                <text:p><text:span text:style-name="T12">Output statistics (time)</text:span></text:p>
              </text:list-item>
            </text:list>
          </draw:text-box>
        </draw:frame>
        <presentation:notes draw:style-name="dp2">
          <draw:page-thumbnail draw:style-name="gr1" draw:layer="layout" svg:width="13.97cm" svg:height="10.465cm" svg:x="3.81cm" svg:y="2.134cm" draw:page-number="42" presentation:class="page"/>
          <draw:frame presentation:style-name="pr17" draw:text-style-name="P13" draw:layer="layout" svg:width="17.271cm" svg:height="12.572cm" svg:x="2.159cm" svg:y="13.271cm" presentation:class="notes" presentation:placeholder="true" presentation:user-transformed="true">
            <draw:text-box/>
          </draw:frame>
        </presentation:notes>
      </draw:page>
      <draw:page draw:name="page43"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Summary Exercise 04</text:span></text:p>
          </draw:text-box>
        </draw:frame>
        <draw:frame presentation:style-name="pr5" draw:layer="layout" svg:width="20.93cm" svg:height="12.573cm" svg:x="2.286cm" svg:y="4.039cm" presentation:class="outline" presentation:user-transformed="true">
          <draw:text-box>
            <text:list text:style-name="L2">
              <text:list-item>
                <text:p>to set a variable to a value containing multiple lines of text, use the <text:span text:style-name="T7">define</text:span> directive</text:p>
              </text:list-item>
              <text:list-item>
                <text:p>to prevent make from printing a command line put a leading “@” in front of it</text:p>
              </text:list-item>
              <text:list-item>
                <text:p>conditionals can be used almost everywhere in the makefile to create a make file content that depends on variable values</text:p>
              </text:list-item>
            </text:list>
          </draw:text-box>
        </draw:frame>
        <presentation:notes draw:style-name="dp2">
          <draw:page-thumbnail draw:style-name="gr1" draw:layer="layout" svg:width="13.97cm" svg:height="10.465cm" svg:x="3.81cm" svg:y="2.134cm" draw:page-number="4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4" draw:style-name="dp1" draw:master-page-name="Break" presentation:presentation-page-layout-name="AL3T19">
        <draw:frame presentation:style-name="pr7" draw:text-style-name="P1" draw:layer="layout" svg:width="20.884cm" svg:height="3.18cm" svg:x="2.335cm" svg:y="7.247cm" presentation:class="title" presentation:user-transformed="true">
          <draw:text-box>
            <text:p>Exercise 5<text:line-break/><text:span text:style-name="T11">example/05_recursive</text:span></text:p>
          </draw:text-box>
        </draw:frame>
        <draw:frame presentation:style-name="pr18" draw:text-style-name="P12" draw:layer="layout" svg:width="14.58cm" svg:height="4.318cm" svg:x="8.685cm" svg:y="11.565cm" presentation:class="outline" presentation:user-transformed="true">
          <draw:text-box>
            <text:list text:style-name="L5">
              <text:list-item>
                <text:p><text:span text:style-name="T12">Add support for converting flacs in multiple directories; assume the directory structure is </text:span><text:span text:style-name="T13">flac/artist/album/</text:span></text:p>
              </text:list-item>
              <text:list-item>
                <text:p><text:span text:style-name="T12">Add a </text:span><text:span text:style-name="T13">clean</text:span><text:span text:style-name="T12"> target to remove all generated files</text:span></text:p>
                <text:p><text:span text:style-name="T12"/></text:p>
              </text:list-item>
            </text:list>
          </draw:text-box>
        </draw:frame>
        <presentation:notes draw:style-name="dp2">
          <draw:page-thumbnail draw:style-name="gr1" draw:layer="layout" svg:width="13.97cm" svg:height="10.465cm" svg:x="3.81cm" svg:y="2.134cm" draw:page-number="44" presentation:class="page"/>
          <draw:frame presentation:style-name="pr19" draw:text-style-name="P13" draw:layer="layout" svg:width="17.271cm" svg:height="12.572cm" svg:x="2.159cm" svg:y="13.271cm" presentation:class="notes" presentation:placeholder="true" presentation:user-transformed="true">
            <draw:text-box/>
          </draw:frame>
        </presentation:notes>
      </draw:page>
      <draw:page draw:name="page45" draw:style-name="dp1" draw:master-page-name="Call_20_to_20_Action" presentation:presentation-page-layout-name="AL3T19">
        <draw:custom-shape draw:name="TextBox 1" draw:style-name="gr27" draw:text-style-name="P27" draw:layer="layout" svg:width="8.314cm" svg:height="2.995cm" svg:x="8.636cm" svg:y="4.371cm">
          <text:p text:style-name="P26"><text:span text:style-name="T52">Questions?</text:span></text:p>
          <text:p text:style-name="P26"><text:span text:style-name="T52">Feedback!</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5" presentation:class="page"/>
          <draw:frame presentation:style-name="pr20" draw:text-style-name="P13" draw:layer="layout" svg:width="17.271cm" svg:height="12.572cm" svg:x="2.159cm" svg:y="13.271cm" presentation:class="notes" presentation:placeholder="true">
            <draw:text-box/>
          </draw:frame>
        </presentation:notes>
      </draw:page>
      <draw:page draw:name="page46"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For More Information</text:span></text:p>
          </draw:text-box>
        </draw:frame>
        <draw:frame presentation:style-name="pr5" draw:layer="layout" svg:width="20.93cm" svg:height="12.573cm" svg:x="2.286cm" svg:y="4.039cm" presentation:class="outline" presentation:user-transformed="true">
          <draw:text-box>
            <text:list text:style-name="L2">
              <text:list-item>
                <text:p><text:span text:style-name="T53">The GNU Make Manual</text:span></text:p>
                <text:list>
                  <text:list-item>
                    <text:p><text:span text:style-name="T9"><text:a xlink:href="https://www.gnu.org/software/make/manual/" xlink:type="simple">https://www.gnu.org/software/make/manual/</text:a></text:span></text:p>
                  </text:list-item>
                </text:list>
              </text:list-item>
              <text:list-item>
                <text:p><text:span text:style-name="T53">Managing Projects with GNU Make (Robert Mecklenburg)</text:span></text:p>
                <text:list>
                  <text:list-item>
                    <text:p><text:span text:style-name="T9"><text:a xlink:href="http://www.oreilly.com/openbook/make3/book/index.csp" xlink:type="simple">http://www.oreilly.com/openbook/make3/book/index.csp</text:a></text:span></text:p>
                  </text:list-item>
                </text:list>
              </text:list-item>
              <text:list-item>
                <text:p><text:span text:style-name="T53">Advanced Usage / Best Practice (John Graham-Cumming)</text:span></text:p>
                <text:list>
                  <text:list-item>
                    <text:p><text:span text:style-name="T9"><text:a xlink:href="http://www.cmcrossroads.com/keyword/type/3037?type=article" xlink:type="simple">http://www.cmcrossroads.com/keyword/type/3037?type=article</text:a></text:span></text:p>
                  </text:list-item>
                  <text:list-item>
                    <text:p><text:span text:style-name="T9"><text:a xlink:href="http://blog.jgc.org/search/label/gnu%20make" xlink:type="simple">http://blog.jgc.org/search/label/gnu%20make</text:a></text:span></text:p>
                  </text:list-item>
                </text:list>
              </text:list-item>
              <text:list-item>
                <text:p><text:span text:style-name="T53">GNU Make on Stackoverflow</text:span></text:p>
                <text:list>
                  <text:list-item>
                    <text:p><text:span text:style-name="T9"><text:a xlink:href="https://stackoverflow.com/questions/tagged/gnu-make" xlink:type="simple">https://stackoverflow.com/questions/tagged/gnu-make</text:a></text:span></text:p>
                  </text:list-item>
                </text:list>
              </text:list-item>
            </text:list>
          </draw:text-box>
        </draw:frame>
        <presentation:notes draw:style-name="dp2">
          <draw:page-thumbnail draw:style-name="gr1" draw:layer="layout" svg:width="13.97cm" svg:height="10.465cm" svg:x="3.81cm" svg:y="2.134cm" draw:page-number="4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7" draw:style-name="dp1" draw:master-page-name="Logo_2b_Info">
        <presentation:notes draw:style-name="dp2">
          <draw:page-thumbnail draw:style-name="gr1" draw:layer="layout" svg:width="13.97cm" svg:height="10.465cm" svg:x="3.81cm" svg:y="2.134cm" draw:page-number="47" presentation:class="page"/>
          <draw:frame presentation:style-name="pr21" draw:text-style-name="P28" draw:layer="layout" svg:width="17.271cm" svg:height="12.572cm" svg:x="2.159cm" svg:y="13.271cm" presentation:class="notes" presentation:placeholder="true">
            <draw:text-box/>
          </draw:frame>
        </presentation:notes>
      </draw:page>
      <draw:page draw:name="page48" draw:style-name="dp1" draw:master-page-name="Legal">
        <presentation:notes draw:style-name="dp2">
          <draw:page-thumbnail draw:style-name="gr1" draw:layer="layout" svg:width="13.97cm" svg:height="10.465cm" svg:x="3.81cm" svg:y="2.134cm" draw:page-number="48" presentation:class="page"/>
          <draw:frame presentation:style-name="pr22" draw:text-style-name="P2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9" svg:font-family="Arial"/>
    <style:font-face style:name="Arial8" svg:font-family="Arial" style:font-adornments="Regular"/>
    <style:font-face style:name="ARial2" svg:font-family="ARial" style:font-family-generic="swiss"/>
    <style:font-face style:name="ARial1" svg:font-family="ARial" style:font-adornments="Regular" style:font-family-generic="swiss"/>
    <style:font-face style:name="Arial6" svg:font-family="Arial" style:font-family-generic="swiss"/>
    <style:font-face style:name="Arial12" svg:font-family="Arial" style:font-adornments="Regular" style:font-family-generic="swiss"/>
    <style:font-face style:name="Lucida Sans Unicode1" svg:font-family="'Lucida Sans Unicode'" style:font-family-generic="swiss"/>
    <style:font-face style:name="Courier 10 Pitch2" svg:font-family="'Courier 10 Pitch'" style:font-pitch="fixed"/>
    <style:font-face style:name="Courier 10 Pitch1" svg:font-family="'Courier 10 Pitch'" style:font-adornments="Regular" style:font-pitch="fixed"/>
    <style:font-face style:name="DejaVu Sans Mono2" svg:font-family="'DejaVu Sans Mono'" style:font-family-generic="modern" style:font-pitch="fixed"/>
    <style:font-face style:name="DejaVu Sans Mono4" svg:font-family="'DejaVu Sans Mono'" style:font-adornments="Bold" style:font-family-generic="modern" style:font-pitch="fixed"/>
    <style:font-face style:name="DejaVu Sans Mono1" svg:font-family="'DejaVu Sans Mono'" style:font-adornments="Regular" style:font-family-generic="modern" style:font-pitch="fixed"/>
    <style:font-face style:name="Arial7" svg:font-family="Arial" style:font-adornments="Regular" style:font-pitch="variable"/>
    <style:font-face style:name="Courier 10 Pitch" svg:font-family="'Courier 10 Pitch'" style:font-adornments="Regular" style:font-pitch="variable"/>
    <style:font-face style:name="Arial13" svg:font-family="Arial" style:font-family-generic="modern" style:font-pitch="variable"/>
    <style:font-face style:name="Arial11" svg:font-family="Arial" style:font-adornments="Bold" style:font-family-generic="modern" style:font-pitch="variable"/>
    <style:font-face style:name="Arial10" svg:font-family="Arial" style:font-adornments="Regular" style:font-family-generic="modern" style:font-pitch="variable"/>
    <style:font-face style:name="DejaVu Sans Mono5" svg:font-family="'DejaVu Sans Mono'" style:font-family-generic="modern" style:font-pitch="variable"/>
    <style:font-face style:name="DejaVu Sans Mono3" svg:font-family="'DejaVu Sans Mono'" style:font-adornments="Bold" style:font-family-generic="modern" style:font-pitch="variable"/>
    <style:font-face style:name="DejaVu Sans Mono" svg:font-family="'DejaVu Sans Mono'" style:font-adornments="Regular" style:font-family-generic="modern" style:font-pitch="variable"/>
    <style:font-face style:name="Thorndale AMT2" svg:font-family="'Thorndale AMT'"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adornments="Regular" style:font-family-generic="swiss"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default" style:family="table-cell">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style style:name="gray2" style:family="table-cell" style:parent-style-name="default"/>
    <style:style style:name="gray3" style:family="table-cell" style:parent-style-name="default"/>
    <style:style style:name="bw1" style:family="table-cell" style:parent-style-name="default"/>
    <style:style style:name="bw2" style:family="table-cell" style:parent-style-name="default"/>
    <style:style style:name="bw3" style:family="table-cell" style:parent-style-name="default"/>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2" style:use-window-font-color="true" fo:font-size="1%"/>
          </text:list-level-style-bullet>
          <text:list-level-style-bullet text:level="2" text:bullet-char=" ">
            <style:list-level-properties/>
            <style:text-properties style:font-name="Arial12" style:use-window-font-color="true" fo:font-size="1%"/>
          </text:list-level-style-bullet>
          <text:list-level-style-bullet text:level="3" text:bullet-char=" ">
            <style:list-level-properties/>
            <style:text-properties style:font-name="Arial12" style:use-window-font-color="true" fo:font-size="1%"/>
          </text:list-level-style-bullet>
          <text:list-level-style-bullet text:level="4" text:bullet-char=" ">
            <style:list-level-properties/>
            <style:text-properties style:font-name="Arial12" style:use-window-font-color="true" fo:font-size="1%"/>
          </text:list-level-style-bullet>
          <text:list-level-style-bullet text:level="5" text:bullet-char=" ">
            <style:list-level-properties/>
            <style:text-properties style:font-name="Arial12" style:use-window-font-color="true" fo:font-size="1%"/>
          </text:list-level-style-bullet>
          <text:list-level-style-bullet text:level="6" text:bullet-char=" ">
            <style:list-level-properties/>
            <style:text-properties style:font-name="Arial12" style:use-window-font-color="true" fo:font-size="1%"/>
          </text:list-level-style-bullet>
          <text:list-level-style-bullet text:level="7" text:bullet-char=" ">
            <style:list-level-properties/>
            <style:text-properties style:font-name="Arial12" style:use-window-font-color="true" fo:font-size="1%"/>
          </text:list-level-style-bullet>
          <text:list-level-style-bullet text:level="8" text:bullet-char=" ">
            <style:list-level-properties/>
            <style:text-properties style:font-name="Arial12" style:use-window-font-color="true" fo:font-size="1%"/>
          </text:list-level-style-bullet>
          <text:list-level-style-bullet text:level="9" text:bullet-char=" ">
            <style:list-level-properties/>
            <style:text-properties style:font-name="Arial12" style:use-window-font-color="true" fo:font-size="1%"/>
          </text:list-level-style-bullet>
          <text:list-level-style-bullet text:level="10" text:bullet-char=" ">
            <style:list-level-properties/>
            <style:text-properties style:font-name="Arial12"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5cm" text:min-label-width="0.452cm"/>
            <style:text-properties style:font-name="Arial12" fo:color="#000000" fo:font-size="65%"/>
          </text:list-level-style-bullet>
          <text:list-level-style-bullet text:level="4" text:bullet-char="‒">
            <style:list-level-properties text:space-before="2.028cm" text:min-label-width="0.47cm"/>
            <style:text-properties style:font-name="Arial12" fo:color="#000000" fo:font-size="65%"/>
          </text:list-level-style-bullet>
          <text:list-level-style-bullet text:level="5" text:bullet-char="‒">
            <style:list-level-properties text:space-before="2.786cm" text:min-label-width="0.483cm"/>
            <style:text-properties style:font-name="Arial12" fo:color="#000000" fo:font-size="65%"/>
          </text:list-level-style-bullet>
          <text:list-level-style-bullet text:level="6" text:bullet-char="‒">
            <style:list-level-properties text:space-before="3.561cm" text:min-label-width="0.505cm"/>
            <style:text-properties style:font-name="Arial12" fo:color="#000000" fo:font-size="65%"/>
          </text:list-level-style-bullet>
          <text:list-level-style-bullet text:level="7" text:bullet-char="‒">
            <style:list-level-properties text:space-before="4.061cm" text:min-label-width="0.483cm"/>
            <style:text-properties style:font-name="Arial12" fo:color="#000000" fo:font-size="65%"/>
          </text:list-level-style-bullet>
          <text:list-level-style-bullet text:level="8" text:bullet-char="‒">
            <style:list-level-properties text:space-before="9.119cm" text:min-label-width="0.483cm"/>
            <style:text-properties style:font-name="Arial12" fo:color="#000000" fo:font-size="65%"/>
          </text:list-level-style-bullet>
          <text:list-level-style-bullet text:level="9" text:bullet-char="‒">
            <style:list-level-properties text:space-before="10.312cm" text:min-label-width="0.483cm"/>
            <style:text-properties style:font-name="Arial12" fo:color="#000000" fo:font-size="65%"/>
          </text:list-level-style-bullet>
          <text:list-level-style-bullet text:level="10" text:bullet-char="‒">
            <style:list-level-properties text:space-before="11.4cm" text:min-label-width="0.6cm"/>
            <style:text-properties style:font-name="Arial12"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cm" text:min-label-width="0.483cm"/>
            <style:text-properties style:font-name="Arial12" fo:color="#000000" fo:font-size="65%"/>
          </text:list-level-style-bullet>
          <text:list-level-style-bullet text:level="4" text:bullet-char="‒">
            <style:list-level-properties text:space-before="2.285cm" text:min-label-width="0.505cm"/>
            <style:text-properties style:font-name="Arial12" fo:color="#000000" fo:font-size="65%"/>
          </text:list-level-style-bullet>
          <text:list-level-style-bullet text:level="5" text:bullet-char="‒">
            <style:list-level-properties text:space-before="3.056cm" text:min-label-width="0.505cm"/>
            <style:text-properties style:font-name="Arial12" fo:color="#000000" fo:font-size="65%"/>
          </text:list-level-style-bullet>
          <text:list-level-style-bullet text:level="6" text:bullet-char="‒">
            <style:list-level-properties text:space-before="3.806cm" text:min-label-width="0.473cm"/>
            <style:text-properties style:font-name="Arial12" fo:color="#000000" fo:font-size="65%"/>
          </text:list-level-style-bullet>
          <text:list-level-style-bullet text:level="7" text:bullet-char="‒">
            <style:list-level-properties text:space-before="4.576cm" text:min-label-width="0.473cm"/>
            <style:text-properties style:font-name="Arial12" fo:color="#000000" fo:font-size="65%"/>
          </text:list-level-style-bullet>
          <text:list-level-style-bullet text:level="8" text:bullet-char="‒">
            <style:list-level-properties text:space-before="9.127cm" text:min-label-width="0.473cm"/>
            <style:text-properties style:font-name="Arial12" fo:color="#000000" fo:font-size="65%"/>
          </text:list-level-style-bullet>
          <text:list-level-style-bullet text:level="9" text:bullet-char="‒">
            <style:list-level-properties text:space-before="10.312cm" text:min-label-width="0.473cm"/>
            <style:text-properties style:font-name="Arial12" fo:color="#000000" fo:font-size="65%"/>
          </text:list-level-style-bullet>
          <text:list-level-style-bullet text:level="10" text:bullet-char="‒">
            <style:list-level-properties text:space-before="11.405cm" text:min-label-width="0.483cm"/>
            <style:text-properties style:font-name="Arial12"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2" style:use-window-font-color="true" fo:font-size="65%"/>
          </text:list-level-style-bullet>
          <text:list-level-style-bullet text:level="2" text:bullet-char="‒">
            <style:list-level-properties text:space-before="0.6cm" text:min-label-width="0.6cm"/>
            <style:text-properties style:font-name="Arial12" style:use-window-font-color="true" fo:font-size="65%"/>
          </text:list-level-style-bullet>
          <text:list-level-style-bullet text:level="3" text:bullet-char="‒">
            <style:list-level-properties text:space-before="1.2cm" text:min-label-width="0.6cm"/>
            <style:text-properties style:font-name="Arial12" style:use-window-font-color="true" fo:font-size="65%"/>
          </text:list-level-style-bullet>
          <text:list-level-style-bullet text:level="4" text:bullet-char="‒">
            <style:list-level-properties text:space-before="1.8cm" text:min-label-width="0.6cm"/>
            <style:text-properties style:font-name="Arial12" style:use-window-font-color="true" fo:font-size="65%"/>
          </text:list-level-style-bullet>
          <text:list-level-style-bullet text:level="5" text:bullet-char="‒">
            <style:list-level-properties text:space-before="2.4cm" text:min-label-width="0.6cm"/>
            <style:text-properties style:font-name="Arial12" style:use-window-font-color="true" fo:font-size="65%"/>
          </text:list-level-style-bullet>
          <text:list-level-style-bullet text:level="6" text:bullet-char="‒">
            <style:list-level-properties text:space-before="3cm" text:min-label-width="0.6cm"/>
            <style:text-properties style:font-name="Arial12" style:use-window-font-color="true" fo:font-size="65%"/>
          </text:list-level-style-bullet>
          <text:list-level-style-bullet text:level="7" text:bullet-char="‒">
            <style:list-level-properties text:space-before="3.6cm" text:min-label-width="0.6cm"/>
            <style:text-properties style:font-name="Arial12" style:use-window-font-color="true" fo:font-size="65%"/>
          </text:list-level-style-bullet>
          <text:list-level-style-bullet text:level="8" text:bullet-char="‒">
            <style:list-level-properties text:space-before="4.2cm" text:min-label-width="0.6cm"/>
            <style:text-properties style:font-name="Arial12" style:use-window-font-color="true" fo:font-size="65%"/>
          </text:list-level-style-bullet>
          <text:list-level-style-bullet text:level="9" text:bullet-char="‒">
            <style:list-level-properties text:space-before="4.8cm" text:min-label-width="0.6cm"/>
            <style:text-properties style:font-name="Arial12" style:use-window-font-color="true" fo:font-size="65%"/>
          </text:list-level-style-bullet>
          <text:list-level-style-bullet text:level="10" text:bullet-char="‒">
            <style:list-level-properties text:space-before="5.4cm" text:min-label-width="0.6cm"/>
            <style:text-properties style:font-name="Arial12"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text-align="center"/>
    </style:style>
    <style:style style:name="MP8" style:family="paragraph">
      <loext:graphic-properties draw:fill="none" draw:fill-color="#ffffff"/>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4.162cm" svg:height="2.315cm" svg:x="19.436cm" svg:y="15.319cm">
        <draw:image xlink:href="Pictures/10002E2C000025AF000014F87C35248CC841EF6F.svg" xlink:type="simple" xlink:show="embed" xlink:actuate="onLoad">
          <text:p/>
        </draw:image>
        <draw:image xlink:href="Pictures/100002010000016D000000CBF8429D8CCD00C5BE.png" xlink:type="simple" xlink:show="embed" xlink:actuate="onLoad"/>
      </draw:frame>
      <draw:frame draw:style-name="Mgr6" draw:text-style-name="MP5" draw:layer="backgroundobjects" svg:width="24.13cm" svg:height="11.593cm" svg:x="0.627cm" svg:y="0.578cm">
        <draw:image xlink:href="Pictures/10000201000003C00000022297ADF94F993A9D8B.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69cm">
        <draw:image xlink:href="Pictures/10000000000003900000001EACD250F8BC4061E4.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189cm" svg:height="1.019cm" svg:x="22.34cm" svg:y="16.935cm">
        <draw:image xlink:href="Pictures/1000160A00002832000012B43472975093088BA3.svg" xlink:type="simple" xlink:show="embed" xlink:actuate="onLoad">
          <text:p/>
        </draw:image>
        <draw:image xlink:href="Pictures/100002010000016D000000AA7A40AB1673A87414.png" xlink:type="simple" xlink:show="embed" xlink:actuate="onLoad"/>
      </draw:frame>
      <draw:frame draw:style-name="Mgr5" draw:text-style-name="MP5" draw:layer="backgroundobjects" svg:width="24.125cm" svg:height="0.792cm" svg:x="0.627cm" svg:y="18.269cm">
        <draw:image xlink:href="">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23C1E65BBC2FDA58.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5" draw:layer="backgroundobjects" svg:width="4.163cm" svg:height="2.316cm" svg:x="18.209cm" svg:y="13.661cm">
        <draw:image xlink:href="">
          <text:p/>
        </draw:image>
      </draw:frame>
      <draw:frame draw:style-name="Mgr5" draw:text-style-name="MP5" draw:layer="backgroundobjects" svg:width="24.125cm" svg:height="0.792cm" svg:x="0.627cm" svg:y="18.269cm">
        <draw:image xlink:href="">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9" draw:layer="backgroundobjects" svg:width="1.683cm" svg:height="1.833cm" svg:x="4.675cm" svg:y="9.453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1" draw:layer="backgroundobjects" svg:width="7.252cm" svg:height="1.673cm" svg:x="3.065cm" svg:y="11.977cm">
        <text:p text:style-name="MP10"><text:span text:style-name="MT4">Thank you.</text:span></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draw:frame draw:style-name="Mgr5" draw:text-style-name="MP5" draw:layer="backgroundobjects" svg:width="10.157cm" svg:height="5.65cm" svg:x="7.623cm" svg:y="6.505cm">
        <draw:image xlink:href="">
          <text:p/>
        </draw:image>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5" draw:layer="backgroundobjects" svg:width="24.125cm" svg:height="0.792cm" svg:x="0.627cm" svg:y="18.269cm">
        <draw:image xlink:href="">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7" draw:layer="backgroundobjects" svg:x1="2.285cm" svg:y1="14.84cm" svg:x2="2.285cm" svg:y2="17.177cm">
        <text:p/>
      </draw:line>
      <draw:line presentation:style-name="Mpr13" draw:text-style-name="MP7" draw:layer="backgroundobjects" svg:x1="17.215cm" svg:y1="14.84cm" svg:x2="17.215cm" svg:y2="17.177cm">
        <text:p/>
      </draw:line>
      <draw:frame draw:style-name="Mgr11" draw:text-style-name="MP13" draw:layer="backgroundobjects" svg:width="6.252cm" svg:height="2.417cm" svg:x="2.39cm" svg:y="14.672cm">
        <draw:text-box>
          <text:p text:style-name="MP12"><text:span text:style-name="MT5">Corporate Headquarters</text:span></text:p>
          <text:p text:style-name="MP12"><text:span text:style-name="MT6">Maxfeldstrasse 5</text:span></text:p>
          <text:p text:style-name="MP12"><text:span text:style-name="MT6">90409 Nuremberg</text:span></text:p>
          <text:p text:style-name="MP12"><text:span text:style-name="MT6">Germany</text:span></text:p>
        </draw:text-box>
      </draw:frame>
      <draw:frame draw:style-name="Mgr12" draw:text-style-name="MP14" draw:layer="backgroundobjects" svg:width="7.35cm" svg:height="1.343cm" svg:x="9.112cm" svg:y="14.672cm">
        <draw:text-box>
          <text:p text:style-name="MP12"><text:span text:style-name="MT7">+49 911 740 53 0 (Worldwide)</text:span></text:p>
          <text:p text:style-name="MP12"><text:span text:style-name="MT8">www.suse.com</text:span></text:p>
        </draw:text-box>
      </draw:frame>
      <draw:frame draw:style-name="Mgr12" draw:text-style-name="MP15" draw:layer="backgroundobjects" svg:width="5.864cm" svg:height="1.343cm" svg:x="17.279cm" svg:y="14.672cm">
        <draw:text-box>
          <text:p text:style-name="MP12"><text:span text:style-name="MT7">Join us on:</text:span></text:p>
          <text:p text:style-name="MP12"><text:span text:style-name="MT8"><text:a xlink:href="http://www.opensuse.org/" xlink:type="simple">www.opensuse.org</text:a></text:span></text:p>
        </draw:text-box>
      </draw:frame>
      <draw:line presentation:style-name="Mpr13" draw:text-style-name="MP7" draw:layer="backgroundobjects" svg:x1="9.064cm" svg:y1="14.841cm" svg:x2="9.064cm" svg:y2="17.178cm">
        <text:p/>
      </draw:line>
      <draw:frame draw:style-name="Mgr5" draw:text-style-name="MP5" draw:layer="backgroundobjects" svg:width="10.157cm" svg:height="5.65cm" svg:x="7.623cm" svg:y="6.505cm">
        <draw:image xlink:href="">
          <text:p/>
        </draw:image>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6" draw:text-style-name="MP5" draw:layer="backgroundobjects" svg:width="24.13cm" svg:height="11.593cm" svg:x="0.627cm" svg:y="0.579cm">
        <draw:image xlink:href="">
          <text:p/>
        </draw:image>
      </draw:frame>
      <draw:frame draw:style-name="Mgr5" draw:text-style-name="MP5" draw:layer="backgroundobjects" svg:width="4.838cm" svg:height="2.256cm" svg:x="19.11cm" svg:y="15.304cm">
        <draw:image xlink:href="Pictures/100002010000012C0000008CEDDE6CCD163C8CF8.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9">Unpublished Work of SUSE LLC. All Rights Reserved.</text:span></text:p>
          <text:p text:style-name="MP16"><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6"><text:span text:style-name="MT11"/></text:p>
          <text:p text:style-name="MP16"><text:span text:style-name="MT9">General Disclaimer</text:span></text:p>
          <text:p text:style-name="MP16"><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7-05-15T14:26:08.385475470</dc:date>
    <meta:editing-duration>P1DT15H45M58S</meta:editing-duration>
    <meta:editing-cycles>112</meta:editing-cycles>
    <meta:generator>LibreOffice/5.2.3.3$Linux_X86_64 LibreOffice_project/20m0$Build-3</meta:generator>
    <meta:keyword>presentation</meta:keyword>
    <meta:keyword>template</meta:keyword>
    <meta:keyword>SUSE template</meta:keyword>
    <meta:keyword>2014</meta:keyword>
    <meta:document-statistic meta:object-count="323"/>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